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133.31pt"/>
    </style:style>
    <style:style style:name="co6" style:family="table-column">
      <style:table-column-properties fo:break-before="auto" style:column-width="11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color="#ce181e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Graphics" table:style-name="ta1">
        <table:shapes>
          <draw:frame draw:z-index="0" draw:style-name="gr1" draw:text-style-name="P1" svg:width="453.26pt" svg:height="255.23pt" svg:x="550.77pt" svg:y="15.82pt">
            <draw:object draw:notify-on-update-of-ranges="Graphics.A3:Graphics.A6 Graphics.B2:Graphics.B2 Graphics.B3:Graphics.B6 Graphics.C2:Graphics.C2 Graphics.C3:Graphics.C6 Graphics.D2:Graphics.D2 Graphics.D3:Graphics.D6 Graphics.E2:Graphics.E2 Graphics.E3:Graphics.E6 Graphics.F2:Graphics.F2 Graphics.F3:Graphics.F6 Graphics.G2:Graphics.G2 Graphics.G3:Graphics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3pt" svg:x="1024.33pt" svg:y="18.82pt">
            <draw:object draw:notify-on-update-of-ranges="Graphics.A3:Graphics.A6 Graphics.B10:Graphics.B10 Graphics.B11:Graphics.B14 Graphics.C10:Graphics.C10 Graphics.C11:Graphics.C14 Graphics.D10:Graphics.D10 Graphics.D11:Graphics.D14 Graphics.E10:Graphics.E10 Graphics.E11:Graphics.E14 Graphics.F10:Graphics.F10 Graphics.F11:Graphics.F14 Graphics.G10:Graphics.G10 Graphics.G11:Graphics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26pt" svg:x="540.62pt" svg:y="347.84pt">
            <draw:object draw:notify-on-update-of-ranges="Graphics.A3:Graphics.A6 Graphics.B19:Graphics.B19 Graphics.B20:Graphics.B23 Graphics.C19:Graphics.C19 Graphics.C20:Graphics.C23 Graphics.D19:Graphics.D19 Graphics.D20:Graphics.D23 Graphics.E19:Graphics.E19 Graphics.E20:Graphics.E23 Graphics.F19:Graphics.F19 Graphics.F20:Graphics.F23 Graphics.G19:Graphics.G19 Graphics.G20:Graphics.G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26pt" svg:height="255.23pt" svg:x="1020.42pt" svg:y="343.33pt">
            <draw:object draw:notify-on-update-of-ranges="Graphics.A3:Graphics.A6 Graphics.B28:Graphics.B28 Graphics.B29:Graphics.B32 Graphics.C28:Graphics.C28 Graphics.C29:Graphics.C32 Graphics.D28:Graphics.D28 Graphics.D29:Graphics.D32 Graphics.E28:Graphics.E28 Graphics.E29:Graphics.E32 Graphics.F28:Graphics.F28 Graphics.F29:Graphics.F32 Graphics.G28:Graphics.G28 Graphics.G29:Graphics.G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4" table:default-cell-style-name="Default"/>
        <table:table-column table:style-name="co3" table:default-cell-style-name="ce6"/>
        <table:table-column table:style-name="co4" table:default-cell-style-name="ce6"/>
        <table:table-row table:style-name="ro1">
          <table:table-cell table:number-columns-repeated="2"/>
          <table:table-cell table:style-name="ce5" office:value-type="string" calcext:value-type="string">
            <text:p>Precision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 table:style-name="ce3" office:value-type="string" calcext:value-type="string">
            <text:p>continuousPan</text:p>
          </table:table-cell>
          <table:table-cell table:formula="of:=[$Sheet1.I46]" office:value-type="float" office:value="0.412017851972329" calcext:value-type="float">
            <text:p>0.412017851972329</text:p>
          </table:table-cell>
          <table:table-cell table:formula="of:=[$Sheet1.I56]" office:value-type="float" office:value="0.752574985535359" calcext:value-type="float">
            <text:p>0.752574985535359</text:p>
          </table:table-cell>
          <table:table-cell table:formula="of:=[$Sheet1.I66]" office:value-type="float" office:value="0.0964002304485531" calcext:value-type="float">
            <text:p>0.096400230448553</text:p>
          </table:table-cell>
          <table:table-cell table:formula="of:=[$Sheet1.I76]" office:value-type="float" office:value="0.300046451798958" calcext:value-type="float">
            <text:p>0.300046451798958</text:p>
          </table:table-cell>
          <table:table-cell table:formula="of:=[$Sheet1.G3]" office:value-type="float" office:value="0.2513" calcext:value-type="float">
            <text:p>0.2513</text:p>
          </table:table-cell>
          <table:table-cell table:formula="of:=[$Sheet1.G14]" office:value-type="float" office:value="0.77274727" calcext:value-type="float">
            <text:p>0.77274727</text:p>
          </table:table-cell>
        </table:table-row>
        <table:table-row table:style-name="ro1">
          <table:table-cell table:style-name="ce4" office:value-type="string" calcext:value-type="string">
            <text:p>intermittentPan</text:p>
          </table:table-cell>
          <table:table-cell table:formula="of:=[$Sheet1.I47]" office:value-type="float" office:value="0.903760737037032" calcext:value-type="float">
            <text:p>0.903760737037032</text:p>
          </table:table-cell>
          <table:table-cell table:formula="of:=[$Sheet1.I57]" office:value-type="float" office:value="0.437908663468402" calcext:value-type="float">
            <text:p>0.437908663468402</text:p>
          </table:table-cell>
          <table:table-cell table:formula="of:=[$Sheet1.I67]" office:value-type="float" office:value="0.222525588660553" calcext:value-type="float">
            <text:p>0.222525588660553</text:p>
          </table:table-cell>
          <table:table-cell table:formula="of:=[$Sheet1.I77]" office:value-type="float" office:value="0.334460941189949" calcext:value-type="float">
            <text:p>0.334460941189949</text:p>
          </table:table-cell>
          <table:table-cell table:formula="of:=[$Sheet1.G4]" office:value-type="float" office:value="0.4915" calcext:value-type="float">
            <text:p>0.4915</text:p>
          </table:table-cell>
          <table:table-cell table:formula="of:=[$Sheet1.G15]" office:value-type="float" office:value="0.93355789" calcext:value-type="float">
            <text:p>0.93355789</text:p>
          </table:table-cell>
        </table:table-row>
        <table:table-row table:style-name="ro1">
          <table:table-cell table:style-name="ce4" office:value-type="string" calcext:value-type="string">
            <text:p>twoPositionPTZCam</text:p>
          </table:table-cell>
          <table:table-cell table:formula="of:=[$Sheet1.I48]" office:value-type="float" office:value="0.791154797665559" calcext:value-type="float">
            <text:p>0.791154797665559</text:p>
          </table:table-cell>
          <table:table-cell table:formula="of:=[$Sheet1.I58]" office:value-type="float" office:value="0.754158843503723" calcext:value-type="float">
            <text:p>0.754158843503723</text:p>
          </table:table-cell>
          <table:table-cell table:formula="of:=[$Sheet1.I68]" office:value-type="float" office:value="0.796841218515118" calcext:value-type="float">
            <text:p>0.796841218515118</text:p>
          </table:table-cell>
          <table:table-cell table:formula="of:=[$Sheet1.I78]" office:value-type="float" office:value="0.570457856498409" calcext:value-type="float">
            <text:p>0.570457856498409</text:p>
          </table:table-cell>
          <table:table-cell table:formula="of:=[$Sheet1.G5]" office:value-type="float" office:value="0.4397" calcext:value-type="float">
            <text:p>0.4397</text:p>
          </table:table-cell>
          <table:table-cell table:formula="of:=[$Sheet1.G16]" office:value-type="float" office:value="0.5812114" calcext:value-type="float">
            <text:p>0.5812114</text:p>
          </table:table-cell>
        </table:table-row>
        <table:table-row table:style-name="ro1">
          <table:table-cell table:style-name="ce4" office:value-type="string" calcext:value-type="string">
            <text:p>ZoomInZoomOut</text:p>
          </table:table-cell>
          <table:table-cell table:formula="of:=[$Sheet1.I49]" office:value-type="float" office:value="0.00588974703568207" calcext:value-type="float">
            <text:p>0.005889747035682</text:p>
          </table:table-cell>
          <table:table-cell table:formula="of:=[$Sheet1.I59]" office:value-type="float" office:value="0.21537978515844" calcext:value-type="float">
            <text:p>0.21537978515844</text:p>
          </table:table-cell>
          <table:table-cell table:formula="of:=[$Sheet1.I69]" office:value-type="float" office:value="0.0203470937410501" calcext:value-type="float">
            <text:p>0.02034709374105</text:p>
          </table:table-cell>
          <table:table-cell table:formula="of:=[$Sheet1.I79]" office:value-type="float" office:value="0.0749898762738248" calcext:value-type="float">
            <text:p>0.074989876273825</text:p>
          </table:table-cell>
          <table:table-cell table:formula="of:=[$Sheet1.G6]" office:value-type="float" office:value="0.9571" calcext:value-type="float">
            <text:p>0.9571</text:p>
          </table:table-cell>
          <table:table-cell table:formula="of:=[$Sheet1.G17]" office:value-type="float" office:value="0.918452245" calcext:value-type="float">
            <text:p>0.91845224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ecall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F46]" office:value-type="float" office:value="0.845435335661574" calcext:value-type="float">
            <text:p>0.845435335661574</text:p>
          </table:table-cell>
          <table:table-cell table:formula="of:=[$Sheet1.F56]" office:value-type="float" office:value="0.516867424200613" calcext:value-type="float">
            <text:p>0.516867424200613</text:p>
          </table:table-cell>
          <table:table-cell table:formula="of:=[$Sheet1.F66]" office:value-type="float" office:value="0.717987455913569" calcext:value-type="float">
            <text:p>0.717987455913569</text:p>
          </table:table-cell>
          <table:table-cell table:formula="of:=[$Sheet1.F76]" office:value-type="float" office:value="0.6311468447097" calcext:value-type="float">
            <text:p>0.6311468447097</text:p>
          </table:table-cell>
          <table:table-cell table:formula="of:=[$Sheet1.B3]" office:value-type="float" office:value="0.6896" calcext:value-type="float">
            <text:p>0.6896</text:p>
          </table:table-cell>
          <table:table-cell table:formula="of:=[$Sheet1.B14]" office:value-type="float" office:value="0.40123751" calcext:value-type="float">
            <text:p>0.40123751</text:p>
          </table:table-cell>
        </table:table-row>
        <table:table-row table:style-name="ro1">
          <table:table-cell/>
          <table:table-cell table:formula="of:=[$Sheet1.F47]" office:value-type="float" office:value="0.930501574725285" calcext:value-type="float">
            <text:p>0.930501574725285</text:p>
          </table:table-cell>
          <table:table-cell table:formula="of:=[$Sheet1.F57]" office:value-type="float" office:value="0.70728838598899" calcext:value-type="float">
            <text:p>0.70728838598899</text:p>
          </table:table-cell>
          <table:table-cell table:formula="of:=[$Sheet1.F67]" office:value-type="float" office:value="0.84593712885578" calcext:value-type="float">
            <text:p>0.84593712885578</text:p>
          </table:table-cell>
          <table:table-cell table:formula="of:=[$Sheet1.F77]" office:value-type="float" office:value="0.772764844020789" calcext:value-type="float">
            <text:p>0.772764844020789</text:p>
          </table:table-cell>
          <table:table-cell table:formula="of:=[$Sheet1.B4]" office:value-type="float" office:value="0.4187" calcext:value-type="float">
            <text:p>0.4187</text:p>
          </table:table-cell>
          <table:table-cell table:formula="of:=[$Sheet1.B15]" office:value-type="float" office:value="0.41218566" calcext:value-type="float">
            <text:p>0.41218566</text:p>
          </table:table-cell>
        </table:table-row>
        <table:table-row table:style-name="ro1">
          <table:table-cell/>
          <table:table-cell table:formula="of:=[$Sheet1.F48]" office:value-type="float" office:value="0.928062621384574" calcext:value-type="float">
            <text:p>0.928062621384574</text:p>
          </table:table-cell>
          <table:table-cell table:formula="of:=[$Sheet1.F58]" office:value-type="float" office:value="0.842532657268403" calcext:value-type="float">
            <text:p>0.842532657268403</text:p>
          </table:table-cell>
          <table:table-cell table:formula="of:=[$Sheet1.F68]" office:value-type="float" office:value="0.862681563967961" calcext:value-type="float">
            <text:p>0.862681563967961</text:p>
          </table:table-cell>
          <table:table-cell table:formula="of:=[$Sheet1.F78]" office:value-type="float" office:value="0.93356331643171" calcext:value-type="float">
            <text:p>0.93356331643171</text:p>
          </table:table-cell>
          <table:table-cell table:formula="of:=[$Sheet1.B5]" office:value-type="float" office:value="0.7702" calcext:value-type="float">
            <text:p>0.7702</text:p>
          </table:table-cell>
          <table:table-cell table:formula="of:=[$Sheet1.B16]" office:value-type="float" office:value="0.8980029" calcext:value-type="float">
            <text:p>0.8980029</text:p>
          </table:table-cell>
        </table:table-row>
        <table:table-row table:style-name="ro1">
          <table:table-cell/>
          <table:table-cell table:formula="of:=[$Sheet1.F49]" office:value-type="float" office:value="0.966664427125325" calcext:value-type="float">
            <text:p>0.966664427125325</text:p>
          </table:table-cell>
          <table:table-cell table:formula="of:=[$Sheet1.F59]" office:value-type="float" office:value="0.322628325718893" calcext:value-type="float">
            <text:p>0.322628325718893</text:p>
          </table:table-cell>
          <table:table-cell table:formula="of:=[$Sheet1.F69]" office:value-type="float" office:value="0.89578294365314" calcext:value-type="float">
            <text:p>0.89578294365314</text:p>
          </table:table-cell>
          <table:table-cell table:formula="of:=[$Sheet1.F79]" office:value-type="float" office:value="0.678077129803816" calcext:value-type="float">
            <text:p>0.678077129803816</text:p>
          </table:table-cell>
          <table:table-cell table:formula="of:=[$Sheet1.B6]" office:value-type="float" office:value="0.4496" calcext:value-type="float">
            <text:p>0.4496</text:p>
          </table:table-cell>
          <table:table-cell table:formula="of:=[$Sheet1.B17]" office:value-type="float" office:value="0.317720346" calcext:value-type="float">
            <text:p>0.31772034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PWC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H46]" office:value-type="float" office:value="0.763177167543833" calcext:value-type="float">
            <text:p>0.763177167543833</text:p>
          </table:table-cell>
          <table:table-cell table:formula="of:=[$Sheet1.H56]" office:value-type="float" office:value="0.366185485625863" calcext:value-type="float">
            <text:p>0.366185485625863</text:p>
          </table:table-cell>
          <table:table-cell table:formula="of:=[$Sheet1.H66]" office:value-type="float" office:value="3.93176986843785" calcext:value-type="float">
            <text:p>3.93176986843785</text:p>
          </table:table-cell>
          <table:table-cell table:formula="of:=[$Sheet1.H76]" office:value-type="float" office:value="1.03239844223373" calcext:value-type="float">
            <text:p>1.03239844223373</text:p>
          </table:table-cell>
          <table:table-cell table:formula="of:=[$Sheet1.F3]" office:value-type="float" office:value="1.483" calcext:value-type="float">
            <text:p>1.483</text:p>
          </table:table-cell>
          <table:table-cell table:formula="of:=[$Sheet1.F14]" office:value-type="float" office:value="0.44955028" calcext:value-type="float">
            <text:p>0.44955028</text:p>
          </table:table-cell>
        </table:table-row>
        <table:table-row table:style-name="ro1">
          <table:table-cell/>
          <table:table-cell table:formula="of:=[$Sheet1.H47]" office:value-type="float" office:value="0.158093449126509" calcext:value-type="float">
            <text:p>0.158093449126509</text:p>
          </table:table-cell>
          <table:table-cell table:formula="of:=[$Sheet1.H57]" office:value-type="float" office:value="1.12585669702705" calcext:value-type="float">
            <text:p>1.12585669702705</text:p>
          </table:table-cell>
          <table:table-cell table:formula="of:=[$Sheet1.H67]" office:value-type="float" office:value="2.9161257137668" calcext:value-type="float">
            <text:p>2.9161257137668</text:p>
          </table:table-cell>
          <table:table-cell table:formula="of:=[$Sheet1.H77]" office:value-type="float" office:value="1.65510833379121" calcext:value-type="float">
            <text:p>1.65510833379121</text:p>
          </table:table-cell>
          <table:table-cell table:formula="of:=[$Sheet1.F4]" office:value-type="float" office:value="1.4322" calcext:value-type="float">
            <text:p>1.4322</text:p>
          </table:table-cell>
          <table:table-cell table:formula="of:=[$Sheet1.F15]" office:value-type="float" office:value="0.87138461" calcext:value-type="float">
            <text:p>0.87138461</text:p>
          </table:table-cell>
        </table:table-row>
        <table:table-row table:style-name="ro1">
          <table:table-cell/>
          <table:table-cell table:formula="of:=[$Sheet1.H48]" office:value-type="float" office:value="0.370417178443432" calcext:value-type="float">
            <text:p>0.370417178443432</text:p>
          </table:table-cell>
          <table:table-cell table:formula="of:=[$Sheet1.H58]" office:value-type="float" office:value="0.505054883146539" calcext:value-type="float">
            <text:p>0.505054883146539</text:p>
          </table:table-cell>
          <table:table-cell table:formula="of:=[$Sheet1.H68]" office:value-type="float" office:value="0.417567114870692" calcext:value-type="float">
            <text:p>0.417567114870692</text:p>
          </table:table-cell>
          <table:table-cell table:formula="of:=[$Sheet1.H78]" office:value-type="float" office:value="0.899256660968502" calcext:value-type="float">
            <text:p>0.899256660968502</text:p>
          </table:table-cell>
          <table:table-cell table:formula="of:=[$Sheet1.F5]" office:value-type="float" office:value="1.8382" calcext:value-type="float">
            <text:p>1.8382</text:p>
          </table:table-cell>
          <table:table-cell table:formula="of:=[$Sheet1.F16]" office:value-type="float" office:value="1.1368145" calcext:value-type="float">
            <text:p>1.1368145</text:p>
          </table:table-cell>
        </table:table-row>
        <table:table-row table:style-name="ro1">
          <table:table-cell/>
          <table:table-cell table:formula="of:=[$Sheet1.H49]" office:value-type="float" office:value="30.1912592984204" calcext:value-type="float">
            <text:p>30.1912592984204</text:p>
          </table:table-cell>
          <table:table-cell table:formula="of:=[$Sheet1.H59]" office:value-type="float" office:value="0.342754047718288" calcext:value-type="float">
            <text:p>0.342754047718288</text:p>
          </table:table-cell>
          <table:table-cell table:formula="of:=[$Sheet1.H69]" office:value-type="float" office:value="7.99833608305001" calcext:value-type="float">
            <text:p>7.99833608305001</text:p>
          </table:table-cell>
          <table:table-cell table:formula="of:=[$Sheet1.H79]" office:value-type="float" office:value="1.60695389673937" calcext:value-type="float">
            <text:p>1.60695389673937</text:p>
          </table:table-cell>
          <table:table-cell table:formula="of:=[$Sheet1.F6]" office:value-type="float" office:value="0.1201" calcext:value-type="float">
            <text:p>0.1201</text:p>
          </table:table-cell>
          <table:table-cell table:formula="of:=[$Sheet1.F17]" office:value-type="float" office:value="0.149680039" calcext:value-type="float">
            <text:p>0.14968003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F1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J46]" office:value-type="float" office:value="0.554031679916821" calcext:value-type="float">
            <text:p>0.554031679916821</text:p>
          </table:table-cell>
          <table:table-cell table:formula="of:=[$Sheet1.J56]" office:value-type="float" office:value="0.612838347463715" calcext:value-type="float">
            <text:p>0.612838347463715</text:p>
          </table:table-cell>
          <table:table-cell table:formula="of:=[$Sheet1.J66]" office:value-type="float" office:value="0.169978395715728" calcext:value-type="float">
            <text:p>0.169978395715728</text:p>
          </table:table-cell>
          <table:table-cell table:formula="of:=[$Sheet1.J76]" office:value-type="float" office:value="0.406732677370584" calcext:value-type="float">
            <text:p>0.406732677370584</text:p>
          </table:table-cell>
          <table:table-cell table:formula="of:=[$Sheet1.H3]" office:value-type="float" office:value="0.3684" calcext:value-type="float">
            <text:p>0.3684</text:p>
          </table:table-cell>
          <table:table-cell table:formula="of:=[$Sheet1.H14]" office:value-type="float" office:value="0.52820989" calcext:value-type="float">
            <text:p>0.52820989</text:p>
          </table:table-cell>
        </table:table-row>
        <table:table-row table:style-name="ro1">
          <table:table-cell/>
          <table:table-cell table:formula="of:=[$Sheet1.J47]" office:value-type="float" office:value="0.916936234905112" calcext:value-type="float">
            <text:p>0.916936234905112</text:p>
          </table:table-cell>
          <table:table-cell table:formula="of:=[$Sheet1.J57]" office:value-type="float" office:value="0.54091601430848" calcext:value-type="float">
            <text:p>0.54091601430848</text:p>
          </table:table-cell>
          <table:table-cell table:formula="of:=[$Sheet1.J67]" office:value-type="float" office:value="0.352361677169279" calcext:value-type="float">
            <text:p>0.352361677169279</text:p>
          </table:table-cell>
          <table:table-cell table:formula="of:=[$Sheet1.J77]" office:value-type="float" office:value="0.466859895248022" calcext:value-type="float">
            <text:p>0.466859895248022</text:p>
          </table:table-cell>
          <table:table-cell table:formula="of:=[$Sheet1.H4]" office:value-type="float" office:value="0.4522" calcext:value-type="float">
            <text:p>0.4522</text:p>
          </table:table-cell>
          <table:table-cell table:formula="of:=[$Sheet1.H15]" office:value-type="float" office:value="0.57187593" calcext:value-type="float">
            <text:p>0.57187593</text:p>
          </table:table-cell>
        </table:table-row>
        <table:table-row table:style-name="ro1">
          <table:table-cell/>
          <table:table-cell table:formula="of:=[$Sheet1.J48]" office:value-type="float" office:value="0.854157464095669" calcext:value-type="float">
            <text:p>0.854157464095669</text:p>
          </table:table-cell>
          <table:table-cell table:formula="of:=[$Sheet1.J58]" office:value-type="float" office:value="0.795900089794916" calcext:value-type="float">
            <text:p>0.795900089794916</text:p>
          </table:table-cell>
          <table:table-cell table:formula="of:=[$Sheet1.J68]" office:value-type="float" office:value="0.82845530760861" calcext:value-type="float">
            <text:p>0.82845530760861</text:p>
          </table:table-cell>
          <table:table-cell table:formula="of:=[$Sheet1.J78]" office:value-type="float" office:value="0.708179562870985" calcext:value-type="float">
            <text:p>0.708179562870985</text:p>
          </table:table-cell>
          <table:table-cell table:formula="of:=[$Sheet1.H5]" office:value-type="float" office:value="0.5598" calcext:value-type="float">
            <text:p>0.5598</text:p>
          </table:table-cell>
          <table:table-cell table:formula="of:=[$Sheet1.H16]" office:value-type="float" office:value="0.7056848" calcext:value-type="float">
            <text:p>0.7056848</text:p>
          </table:table-cell>
        </table:table-row>
        <table:table-row table:style-name="ro1">
          <table:table-cell/>
          <table:table-cell table:formula="of:=[$Sheet1.J49]" office:value-type="float" office:value="0.0117081579523778" calcext:value-type="float">
            <text:p>0.011708157952378</text:p>
          </table:table-cell>
          <table:table-cell table:formula="of:=[$Sheet1.J59]" office:value-type="float" office:value="0.258314393684692" calcext:value-type="float">
            <text:p>0.258314393684692</text:p>
          </table:table-cell>
          <table:table-cell table:formula="of:=[$Sheet1.J69]" office:value-type="float" office:value="0.0397903764360512" calcext:value-type="float">
            <text:p>0.039790376436051</text:p>
          </table:table-cell>
          <table:table-cell table:formula="of:=[$Sheet1.J79]" office:value-type="float" office:value="0.135044875576068" calcext:value-type="float">
            <text:p>0.135044875576068</text:p>
          </table:table-cell>
          <table:table-cell table:formula="of:=[$Sheet1.H6]" office:value-type="float" office:value="0.6118" calcext:value-type="float">
            <text:p>0.6118</text:p>
          </table:table-cell>
          <table:table-cell table:formula="of:=[$Sheet1.H17]" office:value-type="float" office:value="0.472120103" calcext:value-type="float">
            <text:p>0.472120103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" table:style-name="ta1">
        <table:table-column table:style-name="co5" table:default-cell-style-name="ce12"/>
        <table:table-column table:style-name="co2" table:number-columns-repeated="8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MCD</text:p>
          </table:table-cell>
          <table:covered-table-cell table:number-columns-repeated="7"/>
          <table:table-cell table:number-columns-repeated="2"/>
          <table:table-cell table:style-name="ce12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FPR</text:p>
          </table:table-cell>
          <table:table-cell table:style-name="ce12" office:value-type="string" calcext:value-type="string">
            <text:p>FNR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style-name="ce6" office:value-type="string" calcext:value-type="string">
            <text:p>aralık</text:p>
          </table:table-cell>
          <table:table-cell/>
          <table:table-cell table:style-name="ce1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0.6896" calcext:value-type="float">
            <text:p>0.6896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29" calcext:value-type="float">
            <text:p>0.0129</text:p>
          </table:table-cell>
          <table:table-cell table:style-name="ce6" office:value-type="float" office:value="0.3103" calcext:value-type="float">
            <text:p>0.3103</text:p>
          </table:table-cell>
          <table:table-cell table:style-name="ce6" office:value-type="float" office:value="1.483" calcext:value-type="float">
            <text:p>1.483</text:p>
          </table:table-cell>
          <table:table-cell table:style-name="ce6" office:value-type="float" office:value="0.2513" calcext:value-type="float">
            <text:p>0.2513</text:p>
          </table:table-cell>
          <table:table-cell table:style-name="ce6" office:value-type="float" office:value="0.3684" calcext:value-type="float">
            <text:p>0.3684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0.4187" calcext:value-type="float">
            <text:p>0.4187</text:p>
          </table:table-cell>
          <table:table-cell table:style-name="ce6" office:value-type="float" office:value="0.9937" calcext:value-type="float">
            <text:p>0.9937</text:p>
          </table:table-cell>
          <table:table-cell table:style-name="ce6" office:value-type="float" office:value="0.0062" calcext:value-type="float">
            <text:p>0.0062</text:p>
          </table:table-cell>
          <table:table-cell table:style-name="ce6" office:value-type="float" office:value="0.5812" calcext:value-type="float">
            <text:p>0.5812</text:p>
          </table:table-cell>
          <table:table-cell table:style-name="ce6" office:value-type="float" office:value="1.4322" calcext:value-type="float">
            <text:p>1.4322</text:p>
          </table:table-cell>
          <table:table-cell table:style-name="ce6" office:value-type="float" office:value="0.4915" calcext:value-type="float">
            <text:p>0.4915</text:p>
          </table:table-cell>
          <table:table-cell table:style-name="ce6" office:value-type="float" office:value="0.4522" calcext:value-type="float">
            <text:p>0.4522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0.7702" calcext:value-type="float">
            <text:p>0.7702</text:p>
          </table:table-cell>
          <table:table-cell table:style-name="ce6" office:value-type="float" office:value="0.9848" calcext:value-type="float">
            <text:p>0.9848</text:p>
          </table:table-cell>
          <table:table-cell table:style-name="ce6" office:value-type="float" office:value="0.0151" calcext:value-type="float">
            <text:p>0.0151</text:p>
          </table:table-cell>
          <table:table-cell table:style-name="ce6" office:value-type="float" office:value="0.2297" calcext:value-type="float">
            <text:p>0.2297</text:p>
          </table:table-cell>
          <table:table-cell table:style-name="ce6" office:value-type="float" office:value="1.8382" calcext:value-type="float">
            <text:p>1.8382</text:p>
          </table:table-cell>
          <table:table-cell table:style-name="ce6" office:value-type="float" office:value="0.4397" calcext:value-type="float">
            <text:p>0.4397</text:p>
          </table:table-cell>
          <table:table-cell table:style-name="ce6" office:value-type="float" office:value="0.5598" calcext:value-type="float">
            <text:p>0.5598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0.4496" calcext:value-type="float">
            <text:p>0.4496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float" office:value="0.000042" calcext:value-type="float">
            <text:p>4.2E-05</text:p>
          </table:table-cell>
          <table:table-cell table:style-name="ce6" office:value-type="float" office:value="0.5503" calcext:value-type="float">
            <text:p>0.5503</text:p>
          </table:table-cell>
          <table:table-cell table:style-name="ce6" office:value-type="float" office:value="0.1201" calcext:value-type="float">
            <text:p>0.1201</text:p>
          </table:table-cell>
          <table:table-cell table:style-name="ce6" office:value-type="float" office:value="0.9571" calcext:value-type="float">
            <text:p>0.9571</text:p>
          </table:table-cell>
          <table:table-cell table:style-name="ce6" office:value-type="float" office:value="0.6118" calcext:value-type="float">
            <text:p>0.6118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12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6" table:number-columns-repeated="7"/>
          <table:table-cell table:number-columns-repeated="2"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6" table:formula="of:=AVERAGE([.B3:.B6])" office:value-type="float" office:value="0.582025" calcext:value-type="float">
            <text:p>0.582025</text:p>
          </table:table-cell>
          <table:table-cell table:style-name="ce6" table:formula="of:=AVERAGE([.C3:.C6])" office:value-type="float" office:value="0.99135" calcext:value-type="float">
            <text:p>0.99135</text:p>
          </table:table-cell>
          <table:table-cell table:style-name="ce6" table:formula="of:=AVERAGE([.D3:.D6])" office:value-type="float" office:value="0.0085605" calcext:value-type="float">
            <text:p>0.0085605</text:p>
          </table:table-cell>
          <table:table-cell table:style-name="ce6" table:formula="of:=AVERAGE([.E3:.E6])" office:value-type="float" office:value="0.417875" calcext:value-type="float">
            <text:p>0.417875</text:p>
          </table:table-cell>
          <table:table-cell table:style-name="ce6" table:formula="of:=AVERAGE([.F3:.F6])" office:value-type="float" office:value="1.218375" calcext:value-type="float">
            <text:p>1.218375</text:p>
          </table:table-cell>
          <table:table-cell table:style-name="ce6" table:formula="of:=AVERAGE([.G3:.G6])" office:value-type="float" office:value="0.5349" calcext:value-type="float">
            <text:p>0.5349</text:p>
          </table:table-cell>
          <table:table-cell table:style-name="ce6" table:formula="of:=AVERAGE([.H3:.H6])" office:value-type="float" office:value="0.49805" calcext:value-type="float">
            <text:p>0.49805</text:p>
          </table:table-cell>
          <table:table-cell table:number-columns-repeated="2"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Weighted Mean</text:p>
          </table:table-cell>
          <table:table-cell table:formula="of:=([.B3]*1100 +[.B4]*2300+[.B5]*1500+[.B6]*630) / 5530" office:value-type="float" office:value="0.571449909584087" calcext:value-type="float">
            <text:p>0.571449909584087</text:p>
          </table:table-cell>
          <table:table-cell table:formula="of:=([.C3]*1100 +[.C4]*2300+[.C5]*1500+[.C6]*630) / 5530" office:value-type="float" office:value="0.990659493670886" calcext:value-type="float">
            <text:p>0.990659493670886</text:p>
          </table:table-cell>
          <table:table-cell table:formula="of:=([.D3]*1100 +[.D4]*2300+[.D5]*1500+[.D6]*630) / 5530" office:value-type="float" office:value="0.00924529113924051" calcext:value-type="float">
            <text:p>0.009245291139241</text:p>
          </table:table-cell>
          <table:table-cell table:formula="of:=([.E3]*1100 +[.E4]*2300+[.E5]*1500+[.E6]*630) / 5530" office:value-type="float" office:value="0.428450090415913" calcext:value-type="float">
            <text:p>0.428450090415913</text:p>
          </table:table-cell>
          <table:table-cell table:formula="of:=([.F3]*1100 +[.F4]*2300+[.F5]*1500+[.F6]*630) / 5530" office:value-type="float" office:value="1.40295171790235" calcext:value-type="float">
            <text:p>1.40295171790235</text:p>
          </table:table-cell>
          <table:table-cell table:formula="of:=([.G3]*1100 +[.G4]*2300+[.G5]*1500+[.G6]*630) / 5530" office:value-type="float" office:value="0.482713019891501" calcext:value-type="float">
            <text:p>0.482713019891501</text:p>
          </table:table-cell>
          <table:table-cell table:formula="of:=([.H3]*1100 +[.H4]*2300+[.H5]*1500+[.H6]*630) / 5530" office:value-type="float" office:value="0.482899457504521" calcext:value-type="float">
            <text:p>0.482899457504521</text:p>
          </table:table-cell>
          <table:table-cell table:number-columns-repeated="2"/>
          <table:table-cell table:style-name="ce12" table:number-columns-repeated="3"/>
          <table:table-cell table:number-columns-repeated="2"/>
        </table:table-row>
        <table:table-row table:style-name="ro1" table:number-rows-repeated="2">
          <table:table-cell table:style-name="ce4"/>
          <table:table-cell table:style-name="ce12" table:number-columns-repeated="7"/>
          <table:table-cell table:number-columns-repeated="2"/>
          <table:table-cell table:style-name="ce12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8" table:number-rows-spanned="1">
            <text:p>MCD-FLOW</text:p>
          </table:table-cell>
          <table:covered-table-cell table:number-columns-repeated="7" table:style-name="ce12"/>
          <table:table-cell table:number-columns-repeated="2"/>
          <table:table-cell table:style-name="ce12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FPR</text:p>
          </table:table-cell>
          <table:table-cell table:style-name="ce12" office:value-type="string" calcext:value-type="string">
            <text:p>FNR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2"/>
          <table:table-cell table:style-name="ce1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mcdFlowMask-continuous</text:p>
          </table:table-cell>
          <table:table-cell office:value-type="float" office:value="0.40123751" calcext:value-type="float">
            <text:p>0.40123751</text:p>
          </table:table-cell>
          <table:table-cell office:value-type="float" office:value="0.99925525" calcext:value-type="float">
            <text:p>0.99925525</text:p>
          </table:table-cell>
          <table:table-cell office:value-type="float" office:value="0.00074475" calcext:value-type="float">
            <text:p>0.00074475</text:p>
          </table:table-cell>
          <table:table-cell office:value-type="float" office:value="0.59876249" calcext:value-type="float">
            <text:p>0.59876249</text:p>
          </table:table-cell>
          <table:table-cell office:value-type="float" office:value="0.44955028" calcext:value-type="float">
            <text:p>0.44955028</text:p>
          </table:table-cell>
          <table:table-cell office:value-type="float" office:value="0.77274727" calcext:value-type="float">
            <text:p>0.77274727</text:p>
          </table:table-cell>
          <table:table-cell office:value-type="float" office:value="0.52820989" calcext:value-type="float">
            <text:p>0.52820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FlowMask-intermittentPan</text:p>
          </table:table-cell>
          <table:table-cell office:value-type="float" office:value="0.41218566" calcext:value-type="float">
            <text:p>0.41218566</text:p>
          </table:table-cell>
          <table:table-cell office:value-type="float" office:value="0.99957986" calcext:value-type="float">
            <text:p>0.99957986</text:p>
          </table:table-cell>
          <table:table-cell office:value-type="float" office:value="0.00042014" calcext:value-type="float">
            <text:p>0.00042014</text:p>
          </table:table-cell>
          <table:table-cell office:value-type="float" office:value="0.58781434" calcext:value-type="float">
            <text:p>0.58781434</text:p>
          </table:table-cell>
          <table:table-cell office:value-type="float" office:value="0.87138461" calcext:value-type="float">
            <text:p>0.87138461</text:p>
          </table:table-cell>
          <table:table-cell office:value-type="float" office:value="0.93355789" calcext:value-type="float">
            <text:p>0.93355789</text:p>
          </table:table-cell>
          <table:table-cell office:value-type="float" office:value="0.57187593" calcext:value-type="float">
            <text:p>0.57187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FlowMask-twoPosition</text:p>
          </table:table-cell>
          <table:table-cell office:value-type="float" office:value="0.8980029" calcext:value-type="float">
            <text:p>0.8980029</text:p>
          </table:table-cell>
          <table:table-cell office:value-type="float" office:value="0.9900285" calcext:value-type="float">
            <text:p>0.9900285</text:p>
          </table:table-cell>
          <table:table-cell office:value-type="float" office:value="0.0099715" calcext:value-type="float">
            <text:p>0.0099715</text:p>
          </table:table-cell>
          <table:table-cell office:value-type="float" office:value="0.1019971" calcext:value-type="float">
            <text:p>0.1019971</text:p>
          </table:table-cell>
          <table:table-cell office:value-type="float" office:value="1.1368145" calcext:value-type="float">
            <text:p>1.1368145</text:p>
          </table:table-cell>
          <table:table-cell office:value-type="float" office:value="0.5812114" calcext:value-type="float">
            <text:p>0.5812114</text:p>
          </table:table-cell>
          <table:table-cell office:value-type="float" office:value="0.7056848" calcext:value-type="float">
            <text:p>0.7056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FlowMask-Zoom</text:p>
          </table:table-cell>
          <table:table-cell office:value-type="float" office:value="0.317720346" calcext:value-type="float">
            <text:p>0.317720346</text:p>
          </table:table-cell>
          <table:table-cell office:value-type="float" office:value="0.999940444" calcext:value-type="float">
            <text:p>0.99994044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82279654" calcext:value-type="float">
            <text:p>0.682279654</text:p>
          </table:table-cell>
          <table:table-cell office:value-type="float" office:value="0.149680039" calcext:value-type="float">
            <text:p>0.149680039</text:p>
          </table:table-cell>
          <table:table-cell office:value-type="float" office:value="0.918452245" calcext:value-type="float">
            <text:p>0.918452245</text:p>
          </table:table-cell>
          <table:table-cell office:value-type="float" office:value="0.472120103" calcext:value-type="float">
            <text:p>0.47212010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4:.B17])" office:value-type="float" office:value="0.507286604" calcext:value-type="float">
            <text:p>0.507286604</text:p>
          </table:table-cell>
          <table:table-cell table:formula="of:=AVERAGE([.C14:.C17])" office:value-type="float" office:value="0.9972010135" calcext:value-type="float">
            <text:p>0.9972010135</text:p>
          </table:table-cell>
          <table:table-cell table:formula="of:=AVERAGE([.D14:.D17])" office:value-type="float" office:value="0.0027990975" calcext:value-type="float">
            <text:p>0.0027990975</text:p>
          </table:table-cell>
          <table:table-cell table:formula="of:=AVERAGE([.E14:.E17])" office:value-type="float" office:value="0.492713396" calcext:value-type="float">
            <text:p>0.492713396</text:p>
          </table:table-cell>
          <table:table-cell table:formula="of:=AVERAGE([.F14:.F17])" office:value-type="float" office:value="0.65185735725" calcext:value-type="float">
            <text:p>0.65185735725</text:p>
          </table:table-cell>
          <table:table-cell table:formula="of:=AVERAGE([.G14:.G17])" office:value-type="float" office:value="0.80149220125" calcext:value-type="float">
            <text:p>0.80149220125</text:p>
          </table:table-cell>
          <table:table-cell table:formula="of:=AVERAGE([.H14:.H17])" office:value-type="float" office:value="0.56947268075" calcext:value-type="float">
            <text:p>0.5694726807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8" table:number-rows-spanned="1">
            <text:p>CDNET:<text:span text:style-name="T1">mcdFlow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775128" calcext:value-type="float">
            <text:p>775128</text:p>
          </table:table-cell>
          <table:table-cell table:style-name="ce6" office:value-type="float" office:value="246249" calcext:value-type="float">
            <text:p>246249</text:p>
          </table:table-cell>
          <table:table-cell table:style-name="ce6" office:value-type="float" office:value="1308563" calcext:value-type="float">
            <text:p>1308563</text:p>
          </table:table-cell>
          <table:table-cell table:style-name="ce6" office:value-type="float" office:value="369280365" calcext:value-type="float">
            <text:p>369280365</text:p>
          </table:table-cell>
          <table:table-cell table:style-name="ce6" table:formula="of:=[.B24]/([.B24]+[.D24])" office:value-type="float" office:value="0.371997575456246" calcext:value-type="float">
            <text:p>0.371997575456246</text:p>
          </table:table-cell>
          <table:table-cell table:style-name="ce6" table:formula="of:=[.E24]/([.E24]+[.C24])" office:value-type="float" office:value="0.999333609567835" calcext:value-type="float">
            <text:p>0.999333609567835</text:p>
          </table:table-cell>
          <table:table-cell table:style-name="ce6" table:formula="of:=100*([.C24]+[.D24]) / ([.B24]+[.C24]+[.D24]+[.E24])" office:value-type="float" office:value="0.418398515617052" calcext:value-type="float">
            <text:p>0.418398515617052</text:p>
          </table:table-cell>
          <table:table-cell table:style-name="ce6" table:formula="of:=[.B24]/([.B24]+[.C24])" office:value-type="float" office:value="0.758904890162986" calcext:value-type="float">
            <text:p>0.758904890162986</text:p>
          </table:table-cell>
          <table:table-cell table:style-name="ce6" table:formula="of:=2*[.I24]*[.F24] / ([.I24]+[.F24])" office:value-type="float" office:value="0.499266360672295" calcext:value-type="float">
            <text:p>0.4992663606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1132018" calcext:value-type="float">
            <text:p>1132018</text:p>
          </table:table-cell>
          <table:table-cell table:style-name="ce6" office:value-type="float" office:value="107235" calcext:value-type="float">
            <text:p>107235</text:p>
          </table:table-cell>
          <table:table-cell table:style-name="ce6" office:value-type="float" office:value="2872490" calcext:value-type="float">
            <text:p>2872490</text:p>
          </table:table-cell>
          <table:table-cell table:style-name="ce6" office:value-type="float" office:value="422914806" calcext:value-type="float">
            <text:p>422914806</text:p>
          </table:table-cell>
          <table:table-cell table:style-name="ce6" table:formula="of:=[.B25]/([.B25]+[.D25])" office:value-type="float" office:value="0.282685912976076" calcext:value-type="float">
            <text:p>0.282685912976076</text:p>
          </table:table-cell>
          <table:table-cell table:style-name="ce6" table:formula="of:=[.E25]/([.E25]+[.C25])" office:value-type="float" office:value="0.999746502570536" calcext:value-type="float">
            <text:p>0.999746502570536</text:p>
          </table:table-cell>
          <table:table-cell table:style-name="ce6" table:formula="of:=100*([.C25]+[.D25]) / ([.B25]+[.C25]+[.D25]+[.E25])" office:value-type="float" office:value="0.697784483652795" calcext:value-type="float">
            <text:p>0.697784483652795</text:p>
          </table:table-cell>
          <table:table-cell table:style-name="ce6" table:formula="of:=[.B25]/([.B25]+[.C25])" office:value-type="float" office:value="0.913468032758444" calcext:value-type="float">
            <text:p>0.913468032758444</text:p>
          </table:table-cell>
          <table:table-cell table:style-name="ce6" table:formula="of:=2*[.I25]*[.F25] / ([.I25]+[.F25])" office:value-type="float" office:value="0.431758045418165" calcext:value-type="float">
            <text:p>0.431758045418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450695" calcext:value-type="float">
            <text:p>450695</text:p>
          </table:table-cell>
          <table:table-cell table:style-name="ce6" office:value-type="float" office:value="494356" calcext:value-type="float">
            <text:p>494356</text:p>
          </table:table-cell>
          <table:table-cell table:style-name="ce6" office:value-type="float" office:value="1157829" calcext:value-type="float">
            <text:p>1157829</text:p>
          </table:table-cell>
          <table:table-cell table:style-name="ce6" office:value-type="float" office:value="135519787" calcext:value-type="float">
            <text:p>135519787</text:p>
          </table:table-cell>
          <table:table-cell table:style-name="ce6" table:formula="of:=[.B26]/([.B26]+[.D26])" office:value-type="float" office:value="0.280191653963509" calcext:value-type="float">
            <text:p>0.280191653963509</text:p>
          </table:table-cell>
          <table:table-cell table:style-name="ce6" table:formula="of:=[.E26]/([.E26]+[.C26])" office:value-type="float" office:value="0.996365407382672" calcext:value-type="float">
            <text:p>0.996365407382672</text:p>
          </table:table-cell>
          <table:table-cell table:style-name="ce6" table:formula="of:=100*([.C26]+[.D26]) / ([.B26]+[.C26]+[.D26]+[.E26])" office:value-type="float" office:value="1.20051808035373" calcext:value-type="float">
            <text:p>1.20051808035373</text:p>
          </table:table-cell>
          <table:table-cell table:style-name="ce6" table:formula="of:=[.B26]/([.B26]+[.C26])" office:value-type="float" office:value="0.476900188455438" calcext:value-type="float">
            <text:p>0.476900188455438</text:p>
          </table:table-cell>
          <table:table-cell table:style-name="ce6" table:formula="of:=2*[.I26]*[.F26] / ([.I26]+[.F26])" office:value-type="float" office:value="0.35299139441763" calcext:value-type="float">
            <text:p>0.35299139441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19472" calcext:value-type="float">
            <text:p>19472</text:p>
          </table:table-cell>
          <table:table-cell table:style-name="ce6" office:value-type="float" office:value="2184" calcext:value-type="float">
            <text:p>2184</text:p>
          </table:table-cell>
          <table:table-cell table:style-name="ce6" office:value-type="float" office:value="69832" calcext:value-type="float">
            <text:p>69832</text:p>
          </table:table-cell>
          <table:table-cell table:style-name="ce6" office:value-type="float" office:value="48180152" calcext:value-type="float">
            <text:p>48180152</text:p>
          </table:table-cell>
          <table:table-cell table:style-name="ce6" table:formula="of:=[.B27]/([.B27]+[.D27])" office:value-type="float" office:value="0.218041745050614" calcext:value-type="float">
            <text:p>0.218041745050614</text:p>
          </table:table-cell>
          <table:table-cell table:style-name="ce6" table:formula="of:=[.E27]/([.E27]+[.C27])" office:value-type="float" office:value="0.999954672185259" calcext:value-type="float">
            <text:p>0.999954672185259</text:p>
          </table:table-cell>
          <table:table-cell table:style-name="ce6" table:formula="of:=100*([.C27]+[.D27]) / ([.B27]+[.C27]+[.D27]+[.E27])" office:value-type="float" office:value="0.149189047647853" calcext:value-type="float">
            <text:p>0.149189047647853</text:p>
          </table:table-cell>
          <table:table-cell table:style-name="ce6" table:formula="of:=[.B27]/([.B27]+[.C27])" office:value-type="float" office:value="0.899150350942002" calcext:value-type="float">
            <text:p>0.899150350942002</text:p>
          </table:table-cell>
          <table:table-cell table:style-name="ce6" table:formula="of:=2*[.I27]*[.F27] / ([.I27]+[.F27])" office:value-type="float" office:value="0.35097332372026" calcext:value-type="float">
            <text:p>0.3509733237202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24:.F27])" office:value-type="float" office:value="0.288229221861611" calcext:value-type="float">
            <text:p>0.288229221861611</text:p>
          </table:table-cell>
          <table:table-cell table:formula="of:=AVERAGE([.G24:.G27])" office:value-type="float" office:value="0.998850047926576" calcext:value-type="float">
            <text:p>0.998850047926576</text:p>
          </table:table-cell>
          <table:table-cell table:formula="of:=AVERAGE([.H24:.H27])" office:value-type="float" office:value="0.616472531817858" calcext:value-type="float">
            <text:p>0.616472531817858</text:p>
          </table:table-cell>
          <table:table-cell table:formula="of:=AVERAGE([.I24:.I27])" office:value-type="float" office:value="0.762105865579717" calcext:value-type="float">
            <text:p>0.762105865579717</text:p>
          </table:table-cell>
          <table:table-cell table:formula="of:=AVERAGE([.J24:.J27])" office:value-type="float" office:value="0.408747281057088" calcext:value-type="float">
            <text:p>0.408747281057088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8" table:number-rows-spanned="1">
            <text:p>MCD-FLOW-EXPERıMENT-2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FPR</text:p>
          </table:table-cell>
          <table:table-cell table:style-name="ce12" office:value-type="string" calcext:value-type="string">
            <text:p>FNR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office:value-type="float" office:value="0.27737" calcext:value-type="float">
            <text:p>0.27737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73764" calcext:value-type="float">
            <text:p>0.73764</text:p>
          </table:table-cell>
          <table:table-cell office:value-type="float" office:value="0.40315" calcext:value-type="float">
            <text:p>0.40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-intermittentPan</text:p>
          </table:table-cell>
          <table:table-cell office:value-type="float" office:value="0.39255" calcext:value-type="float">
            <text:p>0.39255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93526" calcext:value-type="float">
            <text:p>0.93526</text:p>
          </table:table-cell>
          <table:table-cell office:value-type="float" office:value="0.87723" calcext:value-type="float">
            <text:p>0.87723</text:p>
          </table:table-cell>
          <table:table-cell office:value-type="float" office:value="0.54239" calcext:value-type="float">
            <text:p>0.54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-twoPosition</text:p>
          </table:table-cell>
          <table:table-cell office:value-type="float" office:value="0.87458" calcext:value-type="float">
            <text:p>0.87458</text:p>
          </table:table-cell>
          <table:table-cell office:value-type="float" office:value="0.98847" calcext:value-type="float">
            <text:p>0.9884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1.32538" calcext:value-type="float">
            <text:p>1.32538</text:p>
          </table:table-cell>
          <table:table-cell office:value-type="float" office:value="0.53905" calcext:value-type="float">
            <text:p>0.53905</text:p>
          </table:table-cell>
          <table:table-cell office:value-type="float" office:value="0.66699" calcext:value-type="float">
            <text:p>0.66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-Zoom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8228" calcext:value-type="float">
            <text:p>0.68228</text:p>
          </table:table-cell>
          <table:table-cell office:value-type="float" office:value="0.14968" calcext:value-type="float">
            <text:p>0.14968</text:p>
          </table:table-cell>
          <table:table-cell office:value-type="float" office:value="0.91845" calcext:value-type="float">
            <text:p>0.91845</text:p>
          </table:table-cell>
          <table:table-cell office:value-type="float" office:value="0.47212" calcext:value-type="float">
            <text:p>0.47212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6:.B39])" office:value-type="float" office:value="0.465555" calcext:value-type="float">
            <text:p>0.465555</text:p>
          </table:table-cell>
          <table:table-cell table:formula="of:=AVERAGE([.C36:.C39])" office:value-type="float" office:value="0.99675" calcext:value-type="float">
            <text:p>0.99675</text:p>
          </table:table-cell>
          <table:table-cell table:formula="of:=AVERAGE([.D36:.D39])" office:value-type="float" office:value="0.00325" calcext:value-type="float">
            <text:p>0.00325</text:p>
          </table:table-cell>
          <table:table-cell table:formula="of:=AVERAGE([.E36:.E39])" office:value-type="float" office:value="0.534445" calcext:value-type="float">
            <text:p>0.534445</text:p>
          </table:table-cell>
          <table:table-cell table:formula="of:=AVERAGE([.F36:.F39])" office:value-type="float" office:value="0.731355" calcext:value-type="float">
            <text:p>0.731355</text:p>
          </table:table-cell>
          <table:table-cell table:formula="of:=AVERAGE([.G36:.G39])" office:value-type="float" office:value="0.7680925" calcext:value-type="float">
            <text:p>0.7680925</text:p>
          </table:table-cell>
          <table:table-cell table:formula="of:=AVERAGE([.H36:.H39])" office:value-type="float" office:value="0.5211625" calcext:value-type="float">
            <text:p>0.521162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8" table:number-rows-spanned="1">
            <text:p>CDNET: <text:span text:style-name="T1">EFIC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761626" calcext:value-type="float">
            <text:p>1761626</text:p>
          </table:table-cell>
          <table:table-cell table:style-name="ce6" office:value-type="float" office:value="2513980" calcext:value-type="float">
            <text:p>2513980</text:p>
          </table:table-cell>
          <table:table-cell table:style-name="ce6" office:value-type="float" office:value="322065" calcext:value-type="float">
            <text:p>322065</text:p>
          </table:table-cell>
          <table:table-cell table:style-name="ce6" office:value-type="float" office:value="367012634" calcext:value-type="float">
            <text:p>367012634</text:p>
          </table:table-cell>
          <table:table-cell table:style-name="ce6" table:formula="of:=[.B46]/([.B46]+[.D46])" office:value-type="float" office:value="0.845435335661574" calcext:value-type="float">
            <text:p>0.845435335661574</text:p>
          </table:table-cell>
          <table:table-cell table:style-name="ce6" table:formula="of:=[.E46]/([.E46]+[.C46])" office:value-type="float" office:value="0.993196755241018" calcext:value-type="float">
            <text:p>0.993196755241018</text:p>
          </table:table-cell>
          <table:table-cell table:style-name="ce6" table:formula="of:=100*([.C46]+[.D46]) / ([.B46]+[.C46]+[.D46]+[.E46])" office:value-type="float" office:value="0.763177167543833" calcext:value-type="float">
            <text:p>0.763177167543833</text:p>
          </table:table-cell>
          <table:table-cell table:style-name="ce6" table:formula="of:=[.B46]/([.B46]+[.C46])" office:value-type="float" office:value="0.412017851972329" calcext:value-type="float">
            <text:p>0.412017851972329</text:p>
          </table:table-cell>
          <table:table-cell table:style-name="ce6" table:formula="of:=2*[.I46]*[.F46] / ([.I46]+[.F46])" office:value-type="float" office:value="0.554031679916821" calcext:value-type="float">
            <text:p>0.554031679916821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3726201" calcext:value-type="float">
            <text:p>3726201</text:p>
          </table:table-cell>
          <table:table-cell table:style-name="ce6" office:value-type="float" office:value="396794" calcext:value-type="float">
            <text:p>396794</text:p>
          </table:table-cell>
          <table:table-cell table:style-name="ce6" office:value-type="float" office:value="278307" calcext:value-type="float">
            <text:p>278307</text:p>
          </table:table-cell>
          <table:table-cell table:style-name="ce6" office:value-type="float" office:value="422625247" calcext:value-type="float">
            <text:p>422625247</text:p>
          </table:table-cell>
          <table:table-cell table:style-name="ce6" table:formula="of:=[.B47]/([.B47]+[.D47])" office:value-type="float" office:value="0.930501574725285" calcext:value-type="float">
            <text:p>0.930501574725285</text:p>
          </table:table-cell>
          <table:table-cell table:style-name="ce6" table:formula="of:=[.E47]/([.E47]+[.C47])" office:value-type="float" office:value="0.99906200159438" calcext:value-type="float">
            <text:p>0.99906200159438</text:p>
          </table:table-cell>
          <table:table-cell table:style-name="ce6" table:formula="of:=100*([.C47]+[.D47]) / ([.B47]+[.C47]+[.D47]+[.E47])" office:value-type="float" office:value="0.158093449126509" calcext:value-type="float">
            <text:p>0.158093449126509</text:p>
          </table:table-cell>
          <table:table-cell table:style-name="ce6" table:formula="of:=[.B47]/([.B47]+[.C47])" office:value-type="float" office:value="0.903760737037032" calcext:value-type="float">
            <text:p>0.903760737037032</text:p>
          </table:table-cell>
          <table:table-cell table:style-name="ce6" table:formula="of:=2*[.I47]*[.F47] / ([.I47]+[.F47])" office:value-type="float" office:value="0.916936234905112" calcext:value-type="float">
            <text:p>0.916936234905112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1492811" calcext:value-type="float">
            <text:p>1492811</text:p>
          </table:table-cell>
          <table:table-cell table:style-name="ce6" office:value-type="float" office:value="394065" calcext:value-type="float">
            <text:p>394065</text:p>
          </table:table-cell>
          <table:table-cell table:style-name="ce6" office:value-type="float" office:value="115713" calcext:value-type="float">
            <text:p>115713</text:p>
          </table:table-cell>
          <table:table-cell table:style-name="ce6" office:value-type="float" office:value="135620078" calcext:value-type="float">
            <text:p>135620078</text:p>
          </table:table-cell>
          <table:table-cell table:style-name="ce6" table:formula="of:=[.B48]/([.B48]+[.D48])" office:value-type="float" office:value="0.928062621384574" calcext:value-type="float">
            <text:p>0.928062621384574</text:p>
          </table:table-cell>
          <table:table-cell table:style-name="ce6" table:formula="of:=[.E48]/([.E48]+[.C48])" office:value-type="float" office:value="0.99710276452648" calcext:value-type="float">
            <text:p>0.99710276452648</text:p>
          </table:table-cell>
          <table:table-cell table:style-name="ce6" table:formula="of:=100*([.C48]+[.D48]) / ([.B48]+[.C48]+[.D48]+[.E48])" office:value-type="float" office:value="0.370417178443432" calcext:value-type="float">
            <text:p>0.370417178443432</text:p>
          </table:table-cell>
          <table:table-cell table:style-name="ce6" table:formula="of:=[.B48]/([.B48]+[.C48])" office:value-type="float" office:value="0.791154797665559" calcext:value-type="float">
            <text:p>0.791154797665559</text:p>
          </table:table-cell>
          <table:table-cell table:style-name="ce6" table:formula="of:=2*[.I48]*[.F48] / ([.I48]+[.F48])" office:value-type="float" office:value="0.854157464095669" calcext:value-type="float">
            <text:p>0.854157464095669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86327" calcext:value-type="float">
            <text:p>86327</text:p>
          </table:table-cell>
          <table:table-cell table:style-name="ce6" office:value-type="float" office:value="14570839" calcext:value-type="float">
            <text:p>14570839</text:p>
          </table:table-cell>
          <table:table-cell table:style-name="ce6" office:value-type="float" office:value="2977" calcext:value-type="float">
            <text:p>2977</text:p>
          </table:table-cell>
          <table:table-cell table:style-name="ce6" office:value-type="float" office:value="33611497" calcext:value-type="float">
            <text:p>33611497</text:p>
          </table:table-cell>
          <table:table-cell table:style-name="ce6" table:formula="of:=[.B49]/([.B49]+[.D49])" office:value-type="float" office:value="0.966664427125325" calcext:value-type="float">
            <text:p>0.966664427125325</text:p>
          </table:table-cell>
          <table:table-cell table:style-name="ce6" table:formula="of:=[.E49]/([.E49]+[.C49])" office:value-type="float" office:value="0.697589610433168" calcext:value-type="float">
            <text:p>0.697589610433168</text:p>
          </table:table-cell>
          <table:table-cell table:style-name="ce6" table:formula="of:=100*([.C49]+[.D49]) / ([.B49]+[.C49]+[.D49]+[.E49])" office:value-type="float" office:value="30.1912592984204" calcext:value-type="float">
            <text:p>30.1912592984204</text:p>
          </table:table-cell>
          <table:table-cell table:style-name="ce6" table:formula="of:=[.B49]/([.B49]+[.C49])" office:value-type="float" office:value="0.00588974703568207" calcext:value-type="float">
            <text:p>0.005889747035682</text:p>
          </table:table-cell>
          <table:table-cell table:style-name="ce6" table:formula="of:=2*[.I49]*[.F49] / ([.I49]+[.F49])" office:value-type="float" office:value="0.0117081579523778" calcext:value-type="float">
            <text:p>0.011708157952378</text:p>
          </table:table-cell>
          <table:table-cell table:style-name="ce6" table:number-columns-repeated="5"/>
        </table:table-row>
        <table:table-row table:style-name="ro1">
          <table:table-cell table:style-name="Default"/>
          <table:table-cell table:style-name="ce6"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46:.F49])" office:value-type="float" office:value="0.91766598972419" calcext:value-type="float">
            <text:p>0.91766598972419</text:p>
          </table:table-cell>
          <table:table-cell table:formula="of:=AVERAGE([.G46:.G49])" office:value-type="float" office:value="0.921737782948762" calcext:value-type="float">
            <text:p>0.921737782948762</text:p>
          </table:table-cell>
          <table:table-cell table:formula="of:=AVERAGE([.H46:.H49])" office:value-type="float" office:value="7.87073677338354" calcext:value-type="float">
            <text:p>7.87073677338354</text:p>
          </table:table-cell>
          <table:table-cell table:formula="of:=AVERAGE([.I46:.I49])" office:value-type="float" office:value="0.528205783427651" calcext:value-type="float">
            <text:p>0.528205783427651</text:p>
          </table:table-cell>
          <table:table-cell table:formula="of:=AVERAGE([.J46:.J49])" office:value-type="float" office:value="0.584208384217495" calcext:value-type="float">
            <text:p>0.58420838421749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8" table:number-rows-spanned="1">
            <text:p>CDNET: <text:span text:style-name="T1">(MBS) Multimode Background Subtraction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076992" calcext:value-type="float">
            <text:p>1076992</text:p>
          </table:table-cell>
          <table:table-cell table:style-name="ce6" office:value-type="float" office:value="354084" calcext:value-type="float">
            <text:p>354084</text:p>
          </table:table-cell>
          <table:table-cell table:style-name="ce6" office:value-type="float" office:value="1006699" calcext:value-type="float">
            <text:p>1006699</text:p>
          </table:table-cell>
          <table:table-cell table:style-name="ce6" office:value-type="float" office:value="369172530" calcext:value-type="float">
            <text:p>369172530</text:p>
          </table:table-cell>
          <table:table-cell table:style-name="ce6" table:formula="of:=[.B56]/([.B56]+[.D56])" office:value-type="float" office:value="0.516867424200613" calcext:value-type="float">
            <text:p>0.516867424200613</text:p>
          </table:table-cell>
          <table:table-cell table:style-name="ce6" table:formula="of:=[.E56]/([.E56]+[.C56])" office:value-type="float" office:value="0.999041790261959" calcext:value-type="float">
            <text:p>0.999041790261959</text:p>
          </table:table-cell>
          <table:table-cell table:style-name="ce6" table:formula="of:=100*([.C56]+[.D56]) / ([.B56]+[.C56]+[.D56]+[.E56])" office:value-type="float" office:value="0.366185485625863" calcext:value-type="float">
            <text:p>0.366185485625863</text:p>
          </table:table-cell>
          <table:table-cell table:style-name="ce6" table:formula="of:=[.B56]/([.B56]+[.C56])" office:value-type="float" office:value="0.752574985535359" calcext:value-type="float">
            <text:p>0.752574985535359</text:p>
          </table:table-cell>
          <table:table-cell table:style-name="ce6" table:formula="of:=2*[.I56]*[.F56] / ([.I56]+[.F56])" office:value-type="float" office:value="0.612838347463715" calcext:value-type="float">
            <text:p>0.612838347463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2832342" calcext:value-type="float">
            <text:p>2832342</text:p>
          </table:table-cell>
          <table:table-cell table:style-name="ce6" office:value-type="float" office:value="3635541" calcext:value-type="float">
            <text:p>3635541</text:p>
          </table:table-cell>
          <table:table-cell table:style-name="ce6" office:value-type="float" office:value="1172166" calcext:value-type="float">
            <text:p>1172166</text:p>
          </table:table-cell>
          <table:table-cell table:style-name="ce6" office:value-type="float" office:value="419386500" calcext:value-type="float">
            <text:p>419386500</text:p>
          </table:table-cell>
          <table:table-cell table:style-name="ce6" table:formula="of:=[.B57]/([.B57]+[.D57])" office:value-type="float" office:value="0.70728838598899" calcext:value-type="float">
            <text:p>0.70728838598899</text:p>
          </table:table-cell>
          <table:table-cell table:style-name="ce6" table:formula="of:=[.E57]/([.E57]+[.C57])" office:value-type="float" office:value="0.991405788238821" calcext:value-type="float">
            <text:p>0.991405788238821</text:p>
          </table:table-cell>
          <table:table-cell table:style-name="ce6" table:formula="of:=100*([.C57]+[.D57]) / ([.B57]+[.C57]+[.D57]+[.E57])" office:value-type="float" office:value="1.12585669702705" calcext:value-type="float">
            <text:p>1.12585669702705</text:p>
          </table:table-cell>
          <table:table-cell table:style-name="ce6" table:formula="of:=[.B57]/([.B57]+[.C57])" office:value-type="float" office:value="0.437908663468402" calcext:value-type="float">
            <text:p>0.437908663468402</text:p>
          </table:table-cell>
          <table:table-cell table:style-name="ce6" table:formula="of:=2*[.I57]*[.F57] / ([.I57]+[.F57])" office:value-type="float" office:value="0.54091601430848" calcext:value-type="float">
            <text:p>0.54091601430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1355234" calcext:value-type="float">
            <text:p>1355234</text:p>
          </table:table-cell>
          <table:table-cell table:style-name="ce6" office:value-type="float" office:value="441780" calcext:value-type="float">
            <text:p>441780</text:p>
          </table:table-cell>
          <table:table-cell table:style-name="ce6" office:value-type="float" office:value="253290" calcext:value-type="float">
            <text:p>253290</text:p>
          </table:table-cell>
          <table:table-cell table:style-name="ce6" office:value-type="float" office:value="135572363" calcext:value-type="float">
            <text:p>135572363</text:p>
          </table:table-cell>
          <table:table-cell table:style-name="ce6" table:formula="of:=[.B58]/([.B58]+[.D58])" office:value-type="float" office:value="0.842532657268403" calcext:value-type="float">
            <text:p>0.842532657268403</text:p>
          </table:table-cell>
          <table:table-cell table:style-name="ce6" table:formula="of:=[.E58]/([.E58]+[.C58])" office:value-type="float" office:value="0.996751955419812" calcext:value-type="float">
            <text:p>0.996751955419812</text:p>
          </table:table-cell>
          <table:table-cell table:style-name="ce6" table:formula="of:=100*([.C58]+[.D58]) / ([.B58]+[.C58]+[.D58]+[.E58])" office:value-type="float" office:value="0.505054883146539" calcext:value-type="float">
            <text:p>0.505054883146539</text:p>
          </table:table-cell>
          <table:table-cell table:style-name="ce6" table:formula="of:=[.B58]/([.B58]+[.C58])" office:value-type="float" office:value="0.754158843503723" calcext:value-type="float">
            <text:p>0.754158843503723</text:p>
          </table:table-cell>
          <table:table-cell table:style-name="ce6" table:formula="of:=2*[.I58]*[.F58] / ([.I58]+[.F58])" office:value-type="float" office:value="0.795900089794916" calcext:value-type="float">
            <text:p>0.795900089794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28812" calcext:value-type="float">
            <text:p>28812</text:p>
          </table:table-cell>
          <table:table-cell table:style-name="ce6" office:value-type="float" office:value="104961" calcext:value-type="float">
            <text:p>104961</text:p>
          </table:table-cell>
          <table:table-cell table:style-name="ce6" office:value-type="float" office:value="60492" calcext:value-type="float">
            <text:p>60492</text:p>
          </table:table-cell>
          <table:table-cell table:style-name="ce6" office:value-type="float" office:value="48077375" calcext:value-type="float">
            <text:p>48077375</text:p>
          </table:table-cell>
          <table:table-cell table:style-name="ce6" table:formula="of:=[.B59]/([.B59]+[.D59])" office:value-type="float" office:value="0.322628325718893" calcext:value-type="float">
            <text:p>0.322628325718893</text:p>
          </table:table-cell>
          <table:table-cell table:style-name="ce6" table:formula="of:=[.E59]/([.E59]+[.C59])" office:value-type="float" office:value="0.997821587562712" calcext:value-type="float">
            <text:p>0.997821587562712</text:p>
          </table:table-cell>
          <table:table-cell table:style-name="ce6" table:formula="of:=100*([.C59]+[.D59]) / ([.B59]+[.C59]+[.D59]+[.E59])" office:value-type="float" office:value="0.342754047718288" calcext:value-type="float">
            <text:p>0.342754047718288</text:p>
          </table:table-cell>
          <table:table-cell table:style-name="ce6" table:formula="of:=[.B59]/([.B59]+[.C59])" office:value-type="float" office:value="0.21537978515844" calcext:value-type="float">
            <text:p>0.21537978515844</text:p>
          </table:table-cell>
          <table:table-cell table:style-name="ce6" table:formula="of:=2*[.I59]*[.F59] / ([.I59]+[.F59])" office:value-type="float" office:value="0.258314393684692" calcext:value-type="float">
            <text:p>0.25831439368469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56:.F59])" office:value-type="float" office:value="0.597329198294225" calcext:value-type="float">
            <text:p>0.597329198294225</text:p>
          </table:table-cell>
          <table:table-cell table:formula="of:=AVERAGE([.G56:.G59])" office:value-type="float" office:value="0.996255280370826" calcext:value-type="float">
            <text:p>0.996255280370826</text:p>
          </table:table-cell>
          <table:table-cell table:formula="of:=AVERAGE([.H56:.H59])" office:value-type="float" office:value="0.584962778379435" calcext:value-type="float">
            <text:p>0.584962778379435</text:p>
          </table:table-cell>
          <table:table-cell table:formula="of:=AVERAGE([.I56:.I59])" office:value-type="float" office:value="0.540005569416481" calcext:value-type="float">
            <text:p>0.540005569416481</text:p>
          </table:table-cell>
          <table:table-cell table:formula="of:=AVERAGE([.J56:.J59])" office:value-type="float" office:value="0.551992211312951" calcext:value-type="float">
            <text:p>0.55199221131295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8" table:number-rows-spanned="1">
            <text:p>CDNET: <text:span text:style-name="T1">SuBSENSE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496064" calcext:value-type="float">
            <text:p>1496064</text:p>
          </table:table-cell>
          <table:table-cell table:style-name="ce6" office:value-type="float" office:value="14023235" calcext:value-type="float">
            <text:p>14023235</text:p>
          </table:table-cell>
          <table:table-cell table:style-name="ce6" office:value-type="float" office:value="587627" calcext:value-type="float">
            <text:p>587627</text:p>
          </table:table-cell>
          <table:table-cell table:style-name="ce6" office:value-type="float" office:value="355503379" calcext:value-type="float">
            <text:p>355503379</text:p>
          </table:table-cell>
          <table:table-cell table:style-name="ce6" table:formula="of:=[.B66]/([.B66]+[.D66])" office:value-type="float" office:value="0.717987455913569" calcext:value-type="float">
            <text:p>0.717987455913569</text:p>
          </table:table-cell>
          <table:table-cell table:style-name="ce6" table:formula="of:=[.E66]/([.E66]+[.C66])" office:value-type="float" office:value="0.962050811853027" calcext:value-type="float">
            <text:p>0.962050811853027</text:p>
          </table:table-cell>
          <table:table-cell table:style-name="ce6" table:formula="of:=100*([.C66]+[.D66]) / ([.B66]+[.C66]+[.D66]+[.E66])" office:value-type="float" office:value="3.93176986843785" calcext:value-type="float">
            <text:p>3.93176986843785</text:p>
          </table:table-cell>
          <table:table-cell table:style-name="ce6" table:formula="of:=[.B66]/([.B66]+[.C66])" office:value-type="float" office:value="0.0964002304485531" calcext:value-type="float">
            <text:p>0.096400230448553</text:p>
          </table:table-cell>
          <table:table-cell table:style-name="ce6" table:formula="of:=2*[.I66]*[.F66] / ([.I66]+[.F66])" office:value-type="float" office:value="0.169978395715728" calcext:value-type="float">
            <text:p>0.169978395715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3387562" calcext:value-type="float">
            <text:p>3387562</text:p>
          </table:table-cell>
          <table:table-cell table:style-name="ce6" office:value-type="float" office:value="11835685" calcext:value-type="float">
            <text:p>11835685</text:p>
          </table:table-cell>
          <table:table-cell table:style-name="ce6" office:value-type="float" office:value="616946" calcext:value-type="float">
            <text:p>616946</text:p>
          </table:table-cell>
          <table:table-cell table:style-name="ce6" office:value-type="float" office:value="411186356" calcext:value-type="float">
            <text:p>411186356</text:p>
          </table:table-cell>
          <table:table-cell table:style-name="ce6" table:formula="of:=[.B67]/([.B67]+[.D67])" office:value-type="float" office:value="0.84593712885578" calcext:value-type="float">
            <text:p>0.84593712885578</text:p>
          </table:table-cell>
          <table:table-cell table:style-name="ce6" table:formula="of:=[.E67]/([.E67]+[.C67])" office:value-type="float" office:value="0.972021115088894" calcext:value-type="float">
            <text:p>0.972021115088894</text:p>
          </table:table-cell>
          <table:table-cell table:style-name="ce6" table:formula="of:=100*([.C67]+[.D67]) / ([.B67]+[.C67]+[.D67]+[.E67])" office:value-type="float" office:value="2.9161257137668" calcext:value-type="float">
            <text:p>2.9161257137668</text:p>
          </table:table-cell>
          <table:table-cell table:style-name="ce6" table:formula="of:=[.B67]/([.B67]+[.C67])" office:value-type="float" office:value="0.222525588660553" calcext:value-type="float">
            <text:p>0.222525588660553</text:p>
          </table:table-cell>
          <table:table-cell table:style-name="ce6" table:formula="of:=2*[.I67]*[.F67] / ([.I67]+[.F67])" office:value-type="float" office:value="0.352361677169279" calcext:value-type="float">
            <text:p>0.352361677169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1387644" calcext:value-type="float">
            <text:p>1387644</text:p>
          </table:table-cell>
          <table:table-cell table:style-name="ce6" office:value-type="float" office:value="353787" calcext:value-type="float">
            <text:p>353787</text:p>
          </table:table-cell>
          <table:table-cell table:style-name="ce6" office:value-type="float" office:value="220880" calcext:value-type="float">
            <text:p>220880</text:p>
          </table:table-cell>
          <table:table-cell table:style-name="ce6" office:value-type="float" office:value="135660356" calcext:value-type="float">
            <text:p>135660356</text:p>
          </table:table-cell>
          <table:table-cell table:style-name="ce6" table:formula="of:=[.B68]/([.B68]+[.D68])" office:value-type="float" office:value="0.862681563967961" calcext:value-type="float">
            <text:p>0.862681563967961</text:p>
          </table:table-cell>
          <table:table-cell table:style-name="ce6" table:formula="of:=[.E68]/([.E68]+[.C68])" office:value-type="float" office:value="0.997398895495743" calcext:value-type="float">
            <text:p>0.997398895495743</text:p>
          </table:table-cell>
          <table:table-cell table:style-name="ce6" table:formula="of:=100*([.C68]+[.D68]) / ([.B68]+[.C68]+[.D68]+[.E68])" office:value-type="float" office:value="0.417567114870692" calcext:value-type="float">
            <text:p>0.417567114870692</text:p>
          </table:table-cell>
          <table:table-cell table:style-name="ce6" table:formula="of:=[.B68]/([.B68]+[.C68])" office:value-type="float" office:value="0.796841218515118" calcext:value-type="float">
            <text:p>0.796841218515118</text:p>
          </table:table-cell>
          <table:table-cell table:style-name="ce6" table:formula="of:=2*[.I68]*[.F68] / ([.I68]+[.F68])" office:value-type="float" office:value="0.82845530760861" calcext:value-type="float">
            <text:p>0.82845530760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79997" calcext:value-type="float">
            <text:p>79997</text:p>
          </table:table-cell>
          <table:table-cell table:style-name="ce6" office:value-type="float" office:value="3851621" calcext:value-type="float">
            <text:p>3851621</text:p>
          </table:table-cell>
          <table:table-cell table:style-name="ce6" office:value-type="float" office:value="9307" calcext:value-type="float">
            <text:p>9307</text:p>
          </table:table-cell>
          <table:table-cell table:style-name="ce6" office:value-type="float" office:value="44330715" calcext:value-type="float">
            <text:p>44330715</text:p>
          </table:table-cell>
          <table:table-cell table:style-name="ce6" table:formula="of:=[.B69]/([.B69]+[.D69])" office:value-type="float" office:value="0.89578294365314" calcext:value-type="float">
            <text:p>0.89578294365314</text:p>
          </table:table-cell>
          <table:table-cell table:style-name="ce6" table:formula="of:=[.E69]/([.E69]+[.C69])" office:value-type="float" office:value="0.920061555338454" calcext:value-type="float">
            <text:p>0.920061555338454</text:p>
          </table:table-cell>
          <table:table-cell table:style-name="ce6" table:formula="of:=100*([.C69]+[.D69]) / ([.B69]+[.C69]+[.D69]+[.E69])" office:value-type="float" office:value="7.99833608305001" calcext:value-type="float">
            <text:p>7.99833608305001</text:p>
          </table:table-cell>
          <table:table-cell table:style-name="ce6" table:formula="of:=[.B69]/([.B69]+[.C69])" office:value-type="float" office:value="0.0203470937410501" calcext:value-type="float">
            <text:p>0.02034709374105</text:p>
          </table:table-cell>
          <table:table-cell table:style-name="ce6" table:formula="of:=2*[.I69]*[.F69] / ([.I69]+[.F69])" office:value-type="float" office:value="0.0397903764360512" calcext:value-type="float">
            <text:p>0.03979037643605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66:.F69])" office:value-type="float" office:value="0.830597273097612" calcext:value-type="float">
            <text:p>0.830597273097612</text:p>
          </table:table-cell>
          <table:table-cell table:formula="of:=AVERAGE([.G66:.G69])" office:value-type="float" office:value="0.96288309444403" calcext:value-type="float">
            <text:p>0.96288309444403</text:p>
          </table:table-cell>
          <table:table-cell table:formula="of:=AVERAGE([.H66:.H69])" office:value-type="float" office:value="3.81594969503134" calcext:value-type="float">
            <text:p>3.81594969503134</text:p>
          </table:table-cell>
          <table:table-cell table:formula="of:=AVERAGE([.I66:.I69])" office:value-type="float" office:value="0.284028532841319" calcext:value-type="float">
            <text:p>0.284028532841319</text:p>
          </table:table-cell>
          <table:table-cell table:formula="of:=AVERAGE([.J66:.J69])" office:value-type="float" office:value="0.347646439232417" calcext:value-type="float">
            <text:p>0.347646439232417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8" table:number-rows-spanned="1">
            <text:p>CDNET: <text:span text:style-name="T1">CwisarDRP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315115" calcext:value-type="float">
            <text:p>1315115</text:p>
          </table:table-cell>
          <table:table-cell table:style-name="ce6" office:value-type="float" office:value="3067923" calcext:value-type="float">
            <text:p>3067923</text:p>
          </table:table-cell>
          <table:table-cell table:style-name="ce6" office:value-type="float" office:value="768576" calcext:value-type="float">
            <text:p>768576</text:p>
          </table:table-cell>
          <table:table-cell table:style-name="ce6" office:value-type="float" office:value="366458691" calcext:value-type="float">
            <text:p>366458691</text:p>
          </table:table-cell>
          <table:table-cell table:style-name="ce6" table:formula="of:=[.B76]/([.B76]+[.D76])" office:value-type="float" office:value="0.6311468447097" calcext:value-type="float">
            <text:p>0.6311468447097</text:p>
          </table:table-cell>
          <table:table-cell table:style-name="ce6" table:formula="of:=[.E76]/([.E76]+[.C76])" office:value-type="float" office:value="0.991697694066496" calcext:value-type="float">
            <text:p>0.991697694066496</text:p>
          </table:table-cell>
          <table:table-cell table:style-name="ce6" table:formula="of:=100*([.C76]+[.D76]) / ([.B76]+[.C76]+[.D76]+[.E76])" office:value-type="float" office:value="1.03239844223373" calcext:value-type="float">
            <text:p>1.03239844223373</text:p>
          </table:table-cell>
          <table:table-cell table:style-name="ce6" table:formula="of:=[.B76]/([.B76]+[.C76])" office:value-type="float" office:value="0.300046451798958" calcext:value-type="float">
            <text:p>0.300046451798958</text:p>
          </table:table-cell>
          <table:table-cell table:style-name="ce6" table:formula="of:=2*[.I76]*[.F76] / ([.I76]+[.F76])" office:value-type="float" office:value="0.406732677370584" calcext:value-type="float">
            <text:p>0.406732677370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3094543" calcext:value-type="float">
            <text:p>3094543</text:p>
          </table:table-cell>
          <table:table-cell table:style-name="ce6" office:value-type="float" office:value="6157787" calcext:value-type="float">
            <text:p>6157787</text:p>
          </table:table-cell>
          <table:table-cell table:style-name="ce6" office:value-type="float" office:value="909965" calcext:value-type="float">
            <text:p>909965</text:p>
          </table:table-cell>
          <table:table-cell table:style-name="ce6" office:value-type="float" office:value="416864254" calcext:value-type="float">
            <text:p>416864254</text:p>
          </table:table-cell>
          <table:table-cell table:style-name="ce6" table:formula="of:=[.B77]/([.B77]+[.D77])" office:value-type="float" office:value="0.772764844020789" calcext:value-type="float">
            <text:p>0.772764844020789</text:p>
          </table:table-cell>
          <table:table-cell table:style-name="ce6" table:formula="of:=[.E77]/([.E77]+[.C77])" office:value-type="float" office:value="0.985443342419125" calcext:value-type="float">
            <text:p>0.985443342419125</text:p>
          </table:table-cell>
          <table:table-cell table:style-name="ce6" table:formula="of:=100*([.C77]+[.D77]) / ([.B77]+[.C77]+[.D77]+[.E77])" office:value-type="float" office:value="1.65510833379121" calcext:value-type="float">
            <text:p>1.65510833379121</text:p>
          </table:table-cell>
          <table:table-cell table:style-name="ce6" table:formula="of:=[.B77]/([.B77]+[.C77])" office:value-type="float" office:value="0.334460941189949" calcext:value-type="float">
            <text:p>0.334460941189949</text:p>
          </table:table-cell>
          <table:table-cell table:style-name="ce6" table:formula="of:=2*[.I77]*[.F77] / ([.I77]+[.F77])" office:value-type="float" office:value="0.466859895248022" calcext:value-type="float">
            <text:p>0.466859895248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1501659" calcext:value-type="float">
            <text:p>1501659</text:p>
          </table:table-cell>
          <table:table-cell table:style-name="ce6" office:value-type="float" office:value="1130716" calcext:value-type="float">
            <text:p>1130716</text:p>
          </table:table-cell>
          <table:table-cell table:style-name="ce6" office:value-type="float" office:value="106865" calcext:value-type="float">
            <text:p>106865</text:p>
          </table:table-cell>
          <table:table-cell table:style-name="ce6" office:value-type="float" office:value="134883427" calcext:value-type="float">
            <text:p>134883427</text:p>
          </table:table-cell>
          <table:table-cell table:style-name="ce6" table:formula="of:=[.B78]/([.B78]+[.D78])" office:value-type="float" office:value="0.93356331643171" calcext:value-type="float">
            <text:p>0.93356331643171</text:p>
          </table:table-cell>
          <table:table-cell table:style-name="ce6" table:formula="of:=[.E78]/([.E78]+[.C78])" office:value-type="float" office:value="0.991686776278846" calcext:value-type="float">
            <text:p>0.991686776278846</text:p>
          </table:table-cell>
          <table:table-cell table:style-name="ce6" table:formula="of:=100*([.C78]+[.D78]) / ([.B78]+[.C78]+[.D78]+[.E78])" office:value-type="float" office:value="0.899256660968502" calcext:value-type="float">
            <text:p>0.899256660968502</text:p>
          </table:table-cell>
          <table:table-cell table:style-name="ce6" table:formula="of:=[.B78]/([.B78]+[.C78])" office:value-type="float" office:value="0.570457856498409" calcext:value-type="float">
            <text:p>0.570457856498409</text:p>
          </table:table-cell>
          <table:table-cell table:style-name="ce6" table:formula="of:=2*[.I78]*[.F78] / ([.I78]+[.F78])" office:value-type="float" office:value="0.708179562870985" calcext:value-type="float">
            <text:p>0.708179562870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60555" calcext:value-type="float">
            <text:p>60555</text:p>
          </table:table-cell>
          <table:table-cell table:style-name="ce6" office:value-type="float" office:value="746954" calcext:value-type="float">
            <text:p>746954</text:p>
          </table:table-cell>
          <table:table-cell table:style-name="ce6" office:value-type="float" office:value="28749" calcext:value-type="float">
            <text:p>28749</text:p>
          </table:table-cell>
          <table:table-cell table:style-name="ce6" office:value-type="float" office:value="47435382" calcext:value-type="float">
            <text:p>47435382</text:p>
          </table:table-cell>
          <table:table-cell table:style-name="ce6" table:formula="of:=[.B79]/([.B79]+[.D79])" office:value-type="float" office:value="0.678077129803816" calcext:value-type="float">
            <text:p>0.678077129803816</text:p>
          </table:table-cell>
          <table:table-cell table:style-name="ce6" table:formula="of:=[.E79]/([.E79]+[.C79])" office:value-type="float" office:value="0.984497347741712" calcext:value-type="float">
            <text:p>0.984497347741712</text:p>
          </table:table-cell>
          <table:table-cell table:style-name="ce6" table:formula="of:=100*([.C79]+[.D79]) / ([.B79]+[.C79]+[.D79]+[.E79])" office:value-type="float" office:value="1.60695389673937" calcext:value-type="float">
            <text:p>1.60695389673937</text:p>
          </table:table-cell>
          <table:table-cell table:style-name="ce6" table:formula="of:=[.B79]/([.B79]+[.C79])" office:value-type="float" office:value="0.0749898762738248" calcext:value-type="float">
            <text:p>0.074989876273825</text:p>
          </table:table-cell>
          <table:table-cell table:style-name="ce6" table:formula="of:=2*[.I79]*[.F79] / ([.I79]+[.F79])" office:value-type="float" office:value="0.135044875576068" calcext:value-type="float">
            <text:p>0.13504487557606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76:.F79])" office:value-type="float" office:value="0.753888033741504" calcext:value-type="float">
            <text:p>0.753888033741504</text:p>
          </table:table-cell>
          <table:table-cell table:formula="of:=AVERAGE([.G76:.G79])" office:value-type="float" office:value="0.988331290126545" calcext:value-type="float">
            <text:p>0.988331290126545</text:p>
          </table:table-cell>
          <table:table-cell table:formula="of:=AVERAGE([.H76:.H79])" office:value-type="float" office:value="1.2984293334332" calcext:value-type="float">
            <text:p>1.2984293334332</text:p>
          </table:table-cell>
          <table:table-cell table:formula="of:=AVERAGE([.I76:.I79])" office:value-type="float" office:value="0.319988781440285" calcext:value-type="float">
            <text:p>0.319988781440285</text:p>
          </table:table-cell>
          <table:table-cell table:formula="of:=AVERAGE([.J76:.J79])" office:value-type="float" office:value="0.429204252766415" calcext:value-type="float">
            <text:p>0.4292042527664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2:31:35.295571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2:42:57.550171710</meta:creation-date>
    <dc:date>2021-05-06T12:31:49.030924635</dc:date>
    <meta:editing-duration>PT2H47M36S</meta:editing-duration>
    <meta:editing-cycles>29</meta:editing-cycles>
    <meta:generator>LibreOffice/6.0.7.3$Linux_X86_64 LibreOffice_project/00m0$Build-3</meta:generator>
    <meta:document-statistic meta:table-count="2" meta:cell-count="5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6.986cm" svg:y="0.316cm" chart:style-name="ch2">
          <text:p>Precision</text:p>
        </chart:title>
        <chart:legend chart:legend-position="top" svg:x="4.399cm" svg:y="1.28cm" style:legend-expansion="wide" chart:style-name="ch3"/>
        <chart:plot-area chart:style-name="ch4" table:cell-range-address="Graphics.A3:Graphics.G6 Graphics.B2:Graphics.G2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3:Graphics.B6" chart:label-cell-address="Graphics.B2:Graphics.B2" chart:class="chart:bar">
            <chart:data-point chart:repeated="4"/>
          </chart:series>
          <chart:series chart:style-name="ch9" chart:values-cell-range-address="Graphics.C3:Graphics.C6" chart:label-cell-address="Graphics.C2:Graphics.C2" chart:class="chart:bar">
            <chart:data-point chart:repeated="4"/>
          </chart:series>
          <chart:series chart:style-name="ch10" chart:values-cell-range-address="Graphics.D3:Graphics.D6" chart:label-cell-address="Graphics.D2:Graphics.D2" chart:class="chart:bar">
            <chart:data-point chart:repeated="4"/>
          </chart:series>
          <chart:series chart:style-name="ch11" chart:values-cell-range-address="Graphics.E3:Graphics.E6" chart:label-cell-address="Graphics.E2:Graphics.E2" chart:class="chart:bar">
            <chart:data-point chart:repeated="4"/>
          </chart:series>
          <chart:series chart:style-name="ch12" chart:values-cell-range-address="Graphics.F3:Graphics.F6" chart:label-cell-address="Graphics.F2:Graphics.F2" chart:class="chart:bar">
            <chart:data-point chart:repeated="4"/>
          </chart:series>
          <chart:series chart:style-name="ch13" chart:values-cell-range-address="Graphics.G3:Graphics.G6" chart:label-cell-address="Graphics.G2:Graphics.G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2:Graphics.B2</svg:desc>
                </draw:g>
              </table:table-cell>
              <table:table-cell office:value-type="string">
                <text:p>MBS</text:p>
                <draw:g>
                  <svg:desc>Graphics.C2:Graphics.C2</svg:desc>
                </draw:g>
              </table:table-cell>
              <table:table-cell office:value-type="string">
                <text:p>SuBSENSE</text:p>
                <draw:g>
                  <svg:desc>Graphics.D2:Graphics.D2</svg:desc>
                </draw:g>
              </table:table-cell>
              <table:table-cell office:value-type="string">
                <text:p>CwisarDRP</text:p>
                <draw:g>
                  <svg:desc>Graphics.E2:Graphics.E2</svg:desc>
                </draw:g>
              </table:table-cell>
              <table:table-cell office:value-type="string">
                <text:p>MCD</text:p>
                <draw:g>
                  <svg:desc>Graphics.F2:Graphics.F2</svg:desc>
                </draw:g>
              </table:table-cell>
              <table:table-cell office:value-type="string">
                <text:p>McdFlow(Proposed)</text:p>
                <draw:g>
                  <svg:desc>Graphics.G2:Graphic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412017851972329">
                <text:p>0.412017851972329</text:p>
                <draw:g>
                  <svg:desc>Graphics.B3:Graphics.B6</svg:desc>
                </draw:g>
              </table:table-cell>
              <table:table-cell office:value-type="float" office:value="0.752574985535359">
                <text:p>0.752574985535359</text:p>
                <draw:g>
                  <svg:desc>Graphics.C3:Graphics.C6</svg:desc>
                </draw:g>
              </table:table-cell>
              <table:table-cell office:value-type="float" office:value="0.0964002304485531">
                <text:p>0.0964002304485531</text:p>
                <draw:g>
                  <svg:desc>Graphics.D3:Graphics.D6</svg:desc>
                </draw:g>
              </table:table-cell>
              <table:table-cell office:value-type="float" office:value="0.300046451798958">
                <text:p>0.300046451798958</text:p>
                <draw:g>
                  <svg:desc>Graphics.E3:Graphics.E6</svg:desc>
                </draw:g>
              </table:table-cell>
              <table:table-cell office:value-type="float" office:value="0.2513">
                <text:p>0.2513</text:p>
                <draw:g>
                  <svg:desc>Graphics.F3:Graphics.F6</svg:desc>
                </draw:g>
              </table:table-cell>
              <table:table-cell office:value-type="float" office:value="0.77274727">
                <text:p>0.77274727</text:p>
                <draw:g>
                  <svg:desc>Graphics.G3:Graphics.G6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03760737037032">
                <text:p>0.903760737037032</text:p>
              </table:table-cell>
              <table:table-cell office:value-type="float" office:value="0.437908663468402">
                <text:p>0.437908663468402</text:p>
              </table:table-cell>
              <table:table-cell office:value-type="float" office:value="0.222525588660553">
                <text:p>0.222525588660553</text:p>
              </table:table-cell>
              <table:table-cell office:value-type="float" office:value="0.334460941189949">
                <text:p>0.334460941189949</text:p>
              </table:table-cell>
              <table:table-cell office:value-type="float" office:value="0.4915">
                <text:p>0.4915</text:p>
              </table:table-cell>
              <table:table-cell office:value-type="float" office:value="0.93355789">
                <text:p>0.93355789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791154797665559">
                <text:p>0.791154797665559</text:p>
              </table:table-cell>
              <table:table-cell office:value-type="float" office:value="0.754158843503723">
                <text:p>0.754158843503723</text:p>
              </table:table-cell>
              <table:table-cell office:value-type="float" office:value="0.796841218515118">
                <text:p>0.796841218515118</text:p>
              </table:table-cell>
              <table:table-cell office:value-type="float" office:value="0.570457856498409">
                <text:p>0.570457856498409</text:p>
              </table:table-cell>
              <table:table-cell office:value-type="float" office:value="0.4397">
                <text:p>0.4397</text:p>
              </table:table-cell>
              <table:table-cell office:value-type="float" office:value="0.5812114">
                <text:p>0.5812114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00588974703568207">
                <text:p>0.00588974703568207</text:p>
              </table:table-cell>
              <table:table-cell office:value-type="float" office:value="0.21537978515844">
                <text:p>0.21537978515844</text:p>
              </table:table-cell>
              <table:table-cell office:value-type="float" office:value="0.0203470937410501">
                <text:p>0.0203470937410501</text:p>
              </table:table-cell>
              <table:table-cell office:value-type="float" office:value="0.0749898762738248">
                <text:p>0.0749898762738248</text:p>
              </table:table-cell>
              <table:table-cell office:value-type="float" office:value="0.9571">
                <text:p>0.9571</text:p>
              </table:table-cell>
              <table:table-cell office:value-type="float" office:value="0.918452245">
                <text:p>0.918452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column-mapping="0 1 2 3 4" chart:style-name="ch1">
        <chart:title svg:x="7.29cm" svg:y="0.316cm" chart:style-name="ch2">
          <text:p>Recall</text:p>
        </chart:title>
        <chart:legend chart:legend-position="top" svg:x="4.399cm" svg:y="1.28cm" style:legend-expansion="wide" chart:style-name="ch3"/>
        <chart:plot-area chart:style-name="ch4" table:cell-range-address="Graphics.A3:Graphics.A6 Graphics.B10:Graphics.G14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11:Graphics.B14" chart:label-cell-address="Graphics.B10:Graphics.B10" chart:class="chart:bar">
            <chart:data-point chart:repeated="4"/>
          </chart:series>
          <chart:series chart:style-name="ch9" chart:values-cell-range-address="Graphics.C11:Graphics.C14" chart:label-cell-address="Graphics.C10:Graphics.C10" chart:class="chart:bar">
            <chart:data-point chart:repeated="4"/>
          </chart:series>
          <chart:series chart:style-name="ch10" chart:values-cell-range-address="Graphics.D11:Graphics.D14" chart:label-cell-address="Graphics.D10:Graphics.D10" chart:class="chart:bar">
            <chart:data-point chart:repeated="4"/>
          </chart:series>
          <chart:series chart:style-name="ch11" chart:values-cell-range-address="Graphics.E11:Graphics.E14" chart:label-cell-address="Graphics.E10:Graphics.E10" chart:class="chart:bar">
            <chart:data-point chart:repeated="4"/>
          </chart:series>
          <chart:series chart:style-name="ch12" chart:values-cell-range-address="Graphics.F11:Graphics.F14" chart:label-cell-address="Graphics.F10:Graphics.F10" chart:class="chart:bar">
            <chart:data-point chart:repeated="4"/>
          </chart:series>
          <chart:series chart:style-name="ch13" chart:values-cell-range-address="Graphics.G11:Graphics.G14" chart:label-cell-address="Graphics.G10:Graphics.G1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10:Graphics.B10</svg:desc>
                </draw:g>
              </table:table-cell>
              <table:table-cell office:value-type="string">
                <text:p>MBS</text:p>
                <draw:g>
                  <svg:desc>Graphics.C10:Graphics.C10</svg:desc>
                </draw:g>
              </table:table-cell>
              <table:table-cell office:value-type="string">
                <text:p>SuBSENSE</text:p>
                <draw:g>
                  <svg:desc>Graphics.D10:Graphics.D10</svg:desc>
                </draw:g>
              </table:table-cell>
              <table:table-cell office:value-type="string">
                <text:p>CwisarDRP</text:p>
                <draw:g>
                  <svg:desc>Graphics.E10:Graphics.E10</svg:desc>
                </draw:g>
              </table:table-cell>
              <table:table-cell office:value-type="string">
                <text:p>MCD</text:p>
                <draw:g>
                  <svg:desc>Graphics.F10:Graphics.F10</svg:desc>
                </draw:g>
              </table:table-cell>
              <table:table-cell office:value-type="string">
                <text:p>McdFlow(Proposed)</text:p>
                <draw:g>
                  <svg:desc>Graphics.G10:Graphics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845435335661574">
                <text:p>0.845435335661574</text:p>
                <draw:g>
                  <svg:desc>Graphics.B11:Graphics.B14</svg:desc>
                </draw:g>
              </table:table-cell>
              <table:table-cell office:value-type="float" office:value="0.516867424200613">
                <text:p>0.516867424200613</text:p>
                <draw:g>
                  <svg:desc>Graphics.C11:Graphics.C14</svg:desc>
                </draw:g>
              </table:table-cell>
              <table:table-cell office:value-type="float" office:value="0.717987455913569">
                <text:p>0.717987455913569</text:p>
                <draw:g>
                  <svg:desc>Graphics.D11:Graphics.D14</svg:desc>
                </draw:g>
              </table:table-cell>
              <table:table-cell office:value-type="float" office:value="0.6311468447097">
                <text:p>0.6311468447097</text:p>
                <draw:g>
                  <svg:desc>Graphics.E11:Graphics.E14</svg:desc>
                </draw:g>
              </table:table-cell>
              <table:table-cell office:value-type="float" office:value="0.6896">
                <text:p>0.6896</text:p>
                <draw:g>
                  <svg:desc>Graphics.F11:Graphics.F14</svg:desc>
                </draw:g>
              </table:table-cell>
              <table:table-cell office:value-type="float" office:value="0.40123751">
                <text:p>0.40123751</text:p>
                <draw:g>
                  <svg:desc>Graphics.G11:Graphics.G14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30501574725285">
                <text:p>0.930501574725285</text:p>
              </table:table-cell>
              <table:table-cell office:value-type="float" office:value="0.70728838598899">
                <text:p>0.70728838598899</text:p>
              </table:table-cell>
              <table:table-cell office:value-type="float" office:value="0.84593712885578">
                <text:p>0.84593712885578</text:p>
              </table:table-cell>
              <table:table-cell office:value-type="float" office:value="0.772764844020789">
                <text:p>0.772764844020789</text:p>
              </table:table-cell>
              <table:table-cell office:value-type="float" office:value="0.4187">
                <text:p>0.4187</text:p>
              </table:table-cell>
              <table:table-cell office:value-type="float" office:value="0.41218566">
                <text:p>0.41218566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928062621384574">
                <text:p>0.928062621384574</text:p>
              </table:table-cell>
              <table:table-cell office:value-type="float" office:value="0.842532657268403">
                <text:p>0.842532657268403</text:p>
              </table:table-cell>
              <table:table-cell office:value-type="float" office:value="0.862681563967961">
                <text:p>0.862681563967961</text:p>
              </table:table-cell>
              <table:table-cell office:value-type="float" office:value="0.93356331643171">
                <text:p>0.93356331643171</text:p>
              </table:table-cell>
              <table:table-cell office:value-type="float" office:value="0.7702">
                <text:p>0.7702</text:p>
              </table:table-cell>
              <table:table-cell office:value-type="float" office:value="0.8980029">
                <text:p>0.8980029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966664427125325">
                <text:p>0.966664427125325</text:p>
              </table:table-cell>
              <table:table-cell office:value-type="float" office:value="0.322628325718893">
                <text:p>0.322628325718893</text:p>
              </table:table-cell>
              <table:table-cell office:value-type="float" office:value="0.89578294365314">
                <text:p>0.89578294365314</text:p>
              </table:table-cell>
              <table:table-cell office:value-type="float" office:value="0.678077129803816">
                <text:p>0.678077129803816</text:p>
              </table:table-cell>
              <table:table-cell office:value-type="float" office:value="0.4496">
                <text:p>0.4496</text:p>
              </table:table-cell>
              <table:table-cell office:value-type="float" office:value="0.317720346">
                <text:p>0.317720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column-mapping="0 1 2 3 4" chart:style-name="ch1">
        <chart:title svg:x="7.396cm" svg:y="0.316cm" chart:style-name="ch2">
          <text:p>PWC</text:p>
        </chart:title>
        <chart:subtitle svg:x="3.612cm" svg:y="1.275cm" chart:style-name="ch3">
          <text:p>Logaritmic scale in y axis (due to high EFIC PWC)</text:p>
        </chart:subtitle>
        <chart:legend chart:legend-position="top" svg:x="4.399cm" svg:y="2.143cm" style:legend-expansion="wide" chart:style-name="ch4"/>
        <chart:plot-area chart:style-name="ch5" table:cell-range-address="Graphics.A3:Graphics.A6 Graphics.B19:Graphics.G23" chart:data-source-has-labels="both" svg:x="0.319cm" svg:y="3.419cm" svg:width="15.353cm" svg:height="5.407cm">
          <chartooo:coordinate-region svg:x="1.231cm" svg:y="3.618cm" svg:width="14.441cm" svg:height="4.561cm"/>
          <chart:axis chart:dimension="x" chart:name="primary-x" chart:style-name="ch6" chartooo:axis-type="auto">
            <chartooo:date-scale/>
            <chart:categories table:cell-range-address="Graphics.A3:Graphics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ics.B20:Graphics.B23" chart:label-cell-address="Graphics.B19:Graphics.B19" chart:class="chart:bar">
            <chart:data-point chart:repeated="4"/>
          </chart:series>
          <chart:series chart:style-name="ch10" chart:values-cell-range-address="Graphics.C20:Graphics.C23" chart:label-cell-address="Graphics.C19:Graphics.C19" chart:class="chart:bar">
            <chart:data-point chart:repeated="4"/>
          </chart:series>
          <chart:series chart:style-name="ch11" chart:values-cell-range-address="Graphics.D20:Graphics.D23" chart:label-cell-address="Graphics.D19:Graphics.D19" chart:class="chart:bar">
            <chart:data-point chart:repeated="4"/>
          </chart:series>
          <chart:series chart:style-name="ch12" chart:values-cell-range-address="Graphics.E20:Graphics.E23" chart:label-cell-address="Graphics.E19:Graphics.E19" chart:class="chart:bar">
            <chart:data-point chart:repeated="4"/>
          </chart:series>
          <chart:series chart:style-name="ch13" chart:values-cell-range-address="Graphics.F20:Graphics.F23" chart:label-cell-address="Graphics.F19:Graphics.F19" chart:class="chart:bar">
            <chart:data-point chart:repeated="4"/>
          </chart:series>
          <chart:series chart:style-name="ch14" chart:values-cell-range-address="Graphics.G20:Graphics.G23" chart:label-cell-address="Graphics.G19:Graphics.G1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19:Graphics.B19</svg:desc>
                </draw:g>
              </table:table-cell>
              <table:table-cell office:value-type="string">
                <text:p>MBS</text:p>
                <draw:g>
                  <svg:desc>Graphics.C19:Graphics.C19</svg:desc>
                </draw:g>
              </table:table-cell>
              <table:table-cell office:value-type="string">
                <text:p>SuBSENSE</text:p>
                <draw:g>
                  <svg:desc>Graphics.D19:Graphics.D19</svg:desc>
                </draw:g>
              </table:table-cell>
              <table:table-cell office:value-type="string">
                <text:p>CwisarDRP</text:p>
                <draw:g>
                  <svg:desc>Graphics.E19:Graphics.E19</svg:desc>
                </draw:g>
              </table:table-cell>
              <table:table-cell office:value-type="string">
                <text:p>MCD</text:p>
                <draw:g>
                  <svg:desc>Graphics.F19:Graphics.F19</svg:desc>
                </draw:g>
              </table:table-cell>
              <table:table-cell office:value-type="string">
                <text:p>McdFlow(Proposed)</text:p>
                <draw:g>
                  <svg:desc>Graphics.G19:Graphics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763177167543833">
                <text:p>0.763177167543833</text:p>
                <draw:g>
                  <svg:desc>Graphics.B20:Graphics.B23</svg:desc>
                </draw:g>
              </table:table-cell>
              <table:table-cell office:value-type="float" office:value="0.366185485625863">
                <text:p>0.366185485625863</text:p>
                <draw:g>
                  <svg:desc>Graphics.C20:Graphics.C23</svg:desc>
                </draw:g>
              </table:table-cell>
              <table:table-cell office:value-type="float" office:value="3.93176986843785">
                <text:p>3.93176986843785</text:p>
                <draw:g>
                  <svg:desc>Graphics.D20:Graphics.D23</svg:desc>
                </draw:g>
              </table:table-cell>
              <table:table-cell office:value-type="float" office:value="1.03239844223373">
                <text:p>1.03239844223373</text:p>
                <draw:g>
                  <svg:desc>Graphics.E20:Graphics.E23</svg:desc>
                </draw:g>
              </table:table-cell>
              <table:table-cell office:value-type="float" office:value="1.483">
                <text:p>1.483</text:p>
                <draw:g>
                  <svg:desc>Graphics.F20:Graphics.F23</svg:desc>
                </draw:g>
              </table:table-cell>
              <table:table-cell office:value-type="float" office:value="0.44955028">
                <text:p>0.44955028</text:p>
                <draw:g>
                  <svg:desc>Graphics.G20:Graphics.G23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158093449126509">
                <text:p>0.158093449126509</text:p>
              </table:table-cell>
              <table:table-cell office:value-type="float" office:value="1.12585669702705">
                <text:p>1.12585669702705</text:p>
              </table:table-cell>
              <table:table-cell office:value-type="float" office:value="2.9161257137668">
                <text:p>2.9161257137668</text:p>
              </table:table-cell>
              <table:table-cell office:value-type="float" office:value="1.65510833379121">
                <text:p>1.65510833379121</text:p>
              </table:table-cell>
              <table:table-cell office:value-type="float" office:value="1.4322">
                <text:p>1.4322</text:p>
              </table:table-cell>
              <table:table-cell office:value-type="float" office:value="0.87138461">
                <text:p>0.87138461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370417178443432">
                <text:p>0.370417178443432</text:p>
              </table:table-cell>
              <table:table-cell office:value-type="float" office:value="0.505054883146539">
                <text:p>0.505054883146539</text:p>
              </table:table-cell>
              <table:table-cell office:value-type="float" office:value="0.417567114870692">
                <text:p>0.417567114870692</text:p>
              </table:table-cell>
              <table:table-cell office:value-type="float" office:value="0.899256660968502">
                <text:p>0.899256660968502</text:p>
              </table:table-cell>
              <table:table-cell office:value-type="float" office:value="1.8382">
                <text:p>1.8382</text:p>
              </table:table-cell>
              <table:table-cell office:value-type="float" office:value="1.1368145">
                <text:p>1.1368145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30.1912592984204">
                <text:p>30.1912592984204</text:p>
              </table:table-cell>
              <table:table-cell office:value-type="float" office:value="0.342754047718288">
                <text:p>0.342754047718288</text:p>
              </table:table-cell>
              <table:table-cell office:value-type="float" office:value="7.99833608305001">
                <text:p>7.99833608305001</text:p>
              </table:table-cell>
              <table:table-cell office:value-type="float" office:value="1.60695389673937">
                <text:p>1.60695389673937</text:p>
              </table:table-cell>
              <table:table-cell office:value-type="float" office:value="0.1201">
                <text:p>0.1201</text:p>
              </table:table-cell>
              <table:table-cell office:value-type="float" office:value="0.149680039">
                <text:p>0.149680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column-mapping="0 1 2 3 4" chart:style-name="ch1">
        <chart:title svg:x="7.66cm" svg:y="0.316cm" chart:style-name="ch2">
          <text:p>F1</text:p>
        </chart:title>
        <chart:legend chart:legend-position="top" svg:x="4.399cm" svg:y="1.28cm" style:legend-expansion="wide" chart:style-name="ch3"/>
        <chart:plot-area chart:style-name="ch4" table:cell-range-address="Graphics.A3:Graphics.A6 Graphics.B28:Graphics.G32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29:Graphics.B32" chart:label-cell-address="Graphics.B28:Graphics.B28" chart:class="chart:bar">
            <chart:data-point chart:repeated="4"/>
          </chart:series>
          <chart:series chart:style-name="ch9" chart:values-cell-range-address="Graphics.C29:Graphics.C32" chart:label-cell-address="Graphics.C28:Graphics.C28" chart:class="chart:bar">
            <chart:data-point chart:repeated="4"/>
          </chart:series>
          <chart:series chart:style-name="ch10" chart:values-cell-range-address="Graphics.D29:Graphics.D32" chart:label-cell-address="Graphics.D28:Graphics.D28" chart:class="chart:bar">
            <chart:data-point chart:repeated="4"/>
          </chart:series>
          <chart:series chart:style-name="ch11" chart:values-cell-range-address="Graphics.E29:Graphics.E32" chart:label-cell-address="Graphics.E28:Graphics.E28" chart:class="chart:bar">
            <chart:data-point chart:repeated="4"/>
          </chart:series>
          <chart:series chart:style-name="ch12" chart:values-cell-range-address="Graphics.F29:Graphics.F32" chart:label-cell-address="Graphics.F28:Graphics.F28" chart:class="chart:bar">
            <chart:data-point chart:repeated="4"/>
          </chart:series>
          <chart:series chart:style-name="ch13" chart:values-cell-range-address="Graphics.G29:Graphics.G32" chart:label-cell-address="Graphics.G28:Graphics.G2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28:Graphics.B28</svg:desc>
                </draw:g>
              </table:table-cell>
              <table:table-cell office:value-type="string">
                <text:p>MBS</text:p>
                <draw:g>
                  <svg:desc>Graphics.C28:Graphics.C28</svg:desc>
                </draw:g>
              </table:table-cell>
              <table:table-cell office:value-type="string">
                <text:p>SuBSENSE</text:p>
                <draw:g>
                  <svg:desc>Graphics.D28:Graphics.D28</svg:desc>
                </draw:g>
              </table:table-cell>
              <table:table-cell office:value-type="string">
                <text:p>CwisarDRP</text:p>
                <draw:g>
                  <svg:desc>Graphics.E28:Graphics.E28</svg:desc>
                </draw:g>
              </table:table-cell>
              <table:table-cell office:value-type="string">
                <text:p>MCD</text:p>
                <draw:g>
                  <svg:desc>Graphics.F28:Graphics.F28</svg:desc>
                </draw:g>
              </table:table-cell>
              <table:table-cell office:value-type="string">
                <text:p>McdFlow(Proposed)</text:p>
                <draw:g>
                  <svg:desc>Graphics.G28:Graphics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554031679916821">
                <text:p>0.554031679916821</text:p>
                <draw:g>
                  <svg:desc>Graphics.B29:Graphics.B32</svg:desc>
                </draw:g>
              </table:table-cell>
              <table:table-cell office:value-type="float" office:value="0.612838347463715">
                <text:p>0.612838347463715</text:p>
                <draw:g>
                  <svg:desc>Graphics.C29:Graphics.C32</svg:desc>
                </draw:g>
              </table:table-cell>
              <table:table-cell office:value-type="float" office:value="0.169978395715728">
                <text:p>0.169978395715728</text:p>
                <draw:g>
                  <svg:desc>Graphics.D29:Graphics.D32</svg:desc>
                </draw:g>
              </table:table-cell>
              <table:table-cell office:value-type="float" office:value="0.406732677370584">
                <text:p>0.406732677370584</text:p>
                <draw:g>
                  <svg:desc>Graphics.E29:Graphics.E32</svg:desc>
                </draw:g>
              </table:table-cell>
              <table:table-cell office:value-type="float" office:value="0.3684">
                <text:p>0.3684</text:p>
                <draw:g>
                  <svg:desc>Graphics.F29:Graphics.F32</svg:desc>
                </draw:g>
              </table:table-cell>
              <table:table-cell office:value-type="float" office:value="0.52820989">
                <text:p>0.52820989</text:p>
                <draw:g>
                  <svg:desc>Graphics.G29:Graphics.G32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16936234905112">
                <text:p>0.916936234905112</text:p>
              </table:table-cell>
              <table:table-cell office:value-type="float" office:value="0.54091601430848">
                <text:p>0.54091601430848</text:p>
              </table:table-cell>
              <table:table-cell office:value-type="float" office:value="0.352361677169279">
                <text:p>0.352361677169279</text:p>
              </table:table-cell>
              <table:table-cell office:value-type="float" office:value="0.466859895248022">
                <text:p>0.466859895248022</text:p>
              </table:table-cell>
              <table:table-cell office:value-type="float" office:value="0.4522">
                <text:p>0.4522</text:p>
              </table:table-cell>
              <table:table-cell office:value-type="float" office:value="0.57187593">
                <text:p>0.57187593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854157464095669">
                <text:p>0.854157464095669</text:p>
              </table:table-cell>
              <table:table-cell office:value-type="float" office:value="0.795900089794916">
                <text:p>0.795900089794916</text:p>
              </table:table-cell>
              <table:table-cell office:value-type="float" office:value="0.82845530760861">
                <text:p>0.82845530760861</text:p>
              </table:table-cell>
              <table:table-cell office:value-type="float" office:value="0.708179562870985">
                <text:p>0.708179562870985</text:p>
              </table:table-cell>
              <table:table-cell office:value-type="float" office:value="0.5598">
                <text:p>0.5598</text:p>
              </table:table-cell>
              <table:table-cell office:value-type="float" office:value="0.7056848">
                <text:p>0.7056848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0117081579523778">
                <text:p>0.0117081579523778</text:p>
              </table:table-cell>
              <table:table-cell office:value-type="float" office:value="0.258314393684692">
                <text:p>0.258314393684692</text:p>
              </table:table-cell>
              <table:table-cell office:value-type="float" office:value="0.0397903764360512">
                <text:p>0.0397903764360512</text:p>
              </table:table-cell>
              <table:table-cell office:value-type="float" office:value="0.135044875576068">
                <text:p>0.135044875576068</text:p>
              </table:table-cell>
              <table:table-cell office:value-type="float" office:value="0.6118">
                <text:p>0.6118</text:p>
              </table:table-cell>
              <table:table-cell office:value-type="float" office:value="0.472120103">
                <text:p>0.4721201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